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宋体" svg:font-family="宋体"/>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background-color="transparent">
        <style:background-image/>
      </style:paragraph-properties>
    </style:style>
    <style:style style:name="P2" style:family="paragraph" style:parent-style-name="Text_20_body">
      <style:paragraph-properties fo:background-color="transparent">
        <style:background-image/>
      </style:paragraph-properties>
      <style:text-properties style:font-name="Times New Roman" style:font-name-asian="Times New Roman" style:language-asian="zh" style:country-asian="CN"/>
    </style:style>
    <style:style style:name="P3" style:family="paragraph" style:parent-style-name="Text_20_body">
      <style:paragraph-properties fo:background-color="transparent">
        <style:background-image/>
      </style:paragraph-properties>
      <style:text-properties style:font-name="Times New Roman" fo:font-weight="bold" style:font-name-asian="Times New Roman" style:language-asian="zh" style:country-asian="CN" style:font-weight-asian="bold" style:font-weight-complex="bold"/>
    </style:style>
    <style:style style:name="P4" style:family="paragraph" style:parent-style-name="Text_20_body">
      <style:paragraph-properties fo:background-color="transparent">
        <style:background-image/>
      </style:paragraph-properties>
      <style:text-properties style:font-name="Courier New" fo:font-size="10pt" style:font-name-asian="Times New Roman" style:font-size-asian="10pt" style:font-size-complex="10pt"/>
    </style:style>
    <style:style style:name="P5" style:family="paragraph" style:parent-style-name="Standard">
      <style:paragraph-properties fo:text-align="center" style:justify-single-word="false"/>
      <style:text-properties style:font-name="Times New Roman" fo:font-size="22pt" fo:font-weight="bold" style:font-name-asian="Times New Roman" style:font-size-asian="22pt" style:font-weight-asian="bold" style:font-size-complex="22pt" style:font-weight-complex="bold"/>
    </style:style>
    <style:style style:name="P6" style:family="paragraph" style:parent-style-name="Standard">
      <style:text-properties style:font-name="Times New Roman" style:font-name-asian="Times New Roman"/>
    </style:style>
    <style:style style:name="P7" style:family="paragraph" style:parent-style-name="Standard">
      <style:paragraph-properties fo:text-align="center" style:justify-single-word="false"/>
      <style:text-properties style:font-name="Times New Roman" fo:font-size="14pt" fo:language="zh" fo:country="CN" style:font-name-asian="Times New Roman" style:font-size-asian="14pt" style:language-asian="zh" style:country-asian="CN" style:font-name-complex="宋体" style:font-size-complex="14pt"/>
    </style:style>
    <style:style style:name="P8" style:family="paragraph" style:parent-style-name="Standard">
      <style:paragraph-properties fo:text-align="start" style:justify-single-word="false"/>
      <style:text-properties style:font-name="Times New Roman" fo:font-size="14pt" fo:language="zh" fo:country="CN" style:font-name-asian="Times New Roman" style:font-size-asian="14pt" style:language-asian="zh" style:country-asian="CN" style:font-name-complex="宋体" style:font-size-complex="14pt"/>
    </style:style>
    <style:style style:name="P9" style:family="paragraph" style:parent-style-name="Text_20_body">
      <style:text-properties style:font-name="Times New Roman" style:font-name-asian="Times New Roman"/>
    </style:style>
    <style:style style:name="P10" style:family="paragraph" style:parent-style-name="Text_20_body">
      <style:text-properties style:font-name="Times New Roman" style:font-name-asian="Times New Roman" style:language-asian="zh" style:country-asian="CN"/>
    </style:style>
    <style:style style:name="P11" style:family="paragraph" style:parent-style-name="Text_20_body">
      <style:text-properties style:font-name="Times New Roman" fo:font-size="12pt" style:font-name-asian="Times New Roman" style:font-size-asian="12pt" style:language-asian="zh" style:country-asian="CN" style:font-name-complex="TimesNewRomanPSMT" style:font-size-complex="12pt"/>
    </style:style>
    <style:style style:name="P12" style:family="paragraph" style:parent-style-name="Text_20_body">
      <style:paragraph-properties fo:line-height="100%"/>
      <style:text-properties style:font-name="Times New Roman" fo:font-size="12pt" style:font-name-asian="Times New Roman" style:font-size-asian="12pt" style:language-asian="zh" style:country-asian="CN" style:font-name-complex="TimesNewRomanPSMT" style:font-size-complex="12pt"/>
    </style:style>
    <style:style style:name="P13" style:family="paragraph" style:parent-style-name="Text_20_body">
      <style:text-properties style:font-name="Times New Roman" fo:font-size="12pt" fo:font-style="italic" style:font-name-asian="Times New Roman" style:font-size-asian="12pt" style:language-asian="zh" style:country-asian="CN" style:font-style-asian="italic" style:font-size-complex="12pt" style:font-style-complex="italic"/>
    </style:style>
    <style:style style:name="P14" style:family="paragraph" style:parent-style-name="Text_20_body">
      <style:text-properties style:font-name="Times New Roman" fo:font-size="12pt" fo:font-style="italic" style:font-name-asian="Times New Roman" style:font-size-asian="12pt" style:language-asian="zh" style:country-asian="CN" style:font-style-asian="italic" style:font-name-complex="TimesNewRomanPSMT" style:font-size-complex="12pt" style:font-style-complex="italic"/>
    </style:style>
    <style:style style:name="P15" style:family="paragraph" style:parent-style-name="Text_20_body">
      <style:paragraph-properties fo:line-height="100%"/>
      <style:text-properties style:font-name="Times New Roman" fo:font-size="12pt" fo:font-weight="bold" style:font-name-asian="Times New Roman" style:font-size-asian="12pt" style:language-asian="zh" style:country-asian="CN" style:font-weight-asian="bold" style:font-name-complex="TimesNewRomanPSMT" style:font-size-complex="12pt" style:font-weight-complex="bold"/>
    </style:style>
    <style:style style:name="P16" style:family="paragraph" style:parent-style-name="Text_20_body">
      <style:text-properties style:font-name="Times New Roman" fo:font-style="italic" style:font-name-asian="Times New Roman" style:font-style-asian="italic" style:font-style-complex="italic"/>
    </style:style>
    <style:style style:name="P17" style:family="paragraph" style:parent-style-name="Text_20_body">
      <style:text-properties style:font-name="Times New Roman" fo:font-style="italic" style:font-name-asian="Times New Roman" style:language-asian="zh" style:country-asian="CN" style:font-style-asian="italic" style:font-style-complex="italic"/>
    </style:style>
    <style:style style:name="P18" style:family="paragraph" style:parent-style-name="Text_20_body">
      <style:text-properties style:font-name="Times New Roman" fo:font-size="14pt" fo:font-style="italic" style:font-name-asian="Times New Roman" style:font-size-asian="14pt" style:language-asian="zh" style:country-asian="CN" style:font-style-asian="italic" style:font-size-complex="14pt" style:font-style-complex="italic"/>
    </style:style>
    <style:style style:name="P19" style:family="paragraph" style:parent-style-name="Text_20_body">
      <style:text-properties style:font-name="Times New Roman" fo:font-size="14pt" fo:font-style="italic" fo:font-weight="bold" style:font-name-asian="Times New Roman" style:font-size-asian="14pt" style:language-asian="zh" style:country-asian="CN" style:font-style-asian="italic" style:font-weight-asian="bold" style:font-size-complex="14pt" style:font-style-complex="italic" style:font-weight-complex="bold"/>
    </style:style>
    <style:style style:name="P20" style:family="paragraph" style:parent-style-name="Text_20_body">
      <style:text-properties style:font-name="Times New Roman" fo:font-style="normal" fo:font-weight="bold" style:font-name-asian="Times New Roman" style:language-asian="zh" style:country-asian="CN" style:font-style-asian="italic" style:font-style-complex="italic"/>
    </style:style>
    <style:style style:name="P21" style:family="paragraph" style:parent-style-name="Text_20_body">
      <style:text-properties style:font-name="TimesNewRomanPSMT" fo:font-size="12pt" style:font-name-asian="TimesNewRomanPSMT" style:font-size-asian="12pt" style:language-asian="zh" style:country-asian="CN" style:font-name-complex="TimesNewRomanPSMT" style:font-size-complex="12pt"/>
    </style:style>
    <style:style style:name="P22" style:family="paragraph" style:parent-style-name="Text_20_body">
      <style:text-properties style:font-name="Courier New" fo:font-size="10pt" fo:font-weight="bold" style:font-name-asian="Times New Roman" style:font-size-asian="10pt" style:language-asian="zh" style:country-asian="CN" style:font-weight-asian="bold" style:font-size-complex="10pt" style:font-weight-complex="bold"/>
    </style:style>
    <style:style style:name="P23" style:family="paragraph" style:parent-style-name="Text_20_body">
      <style:text-properties style:font-name="Courier New" fo:font-size="10pt" style:font-name-asian="Times New Roman" style:font-size-asian="10pt" style:language-asian="zh" style:country-asian="CN" style:font-size-complex="10pt"/>
    </style:style>
    <style:style style:name="P24" style:family="paragraph" style:parent-style-name="Text_20_body">
      <style:text-properties style:font-name="Courier New" fo:font-size="10pt" fo:font-style="normal" style:font-name-asian="TimesNewRomanPS-ItalicMT" style:font-size-asian="10pt" style:font-style-asian="normal" style:font-name-complex="TimesNewRomanPS-ItalicMT" style:font-size-complex="10pt" style:font-style-complex="normal"/>
    </style:style>
    <style:style style:name="P25" style:family="paragraph" style:parent-style-name="Text_20_body">
      <style:text-properties style:font-name="Courier New" style:font-name-asian="Times New Roman" style:language-asian="zh" style:country-asian="CN"/>
    </style:style>
    <style:style style:name="P26" style:family="paragraph" style:parent-style-name="Text_20_body">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P27" style:family="paragraph" style:parent-style-name="Text_20_body">
      <style:paragraph-properties fo:margin-top="0.423cm" fo:margin-bottom="0.212cm"/>
      <style:text-properties style:font-name="Times New Roman" style:font-name-asian="Times New Roman" style:language-asian="zh" style:country-asian="CN" style:font-name-complex="Tahoma"/>
    </style:style>
    <style:style style:name="P28" style:family="paragraph" style:parent-style-name="Text_20_body">
      <style:paragraph-properties fo:margin-top="0.423cm" fo:margin-bottom="0.212cm"/>
      <style:text-properties style:font-name="Times New Roman" fo:font-size="12pt" fo:font-weight="bold" style:font-name-asian="Times New Roman" style:font-size-asian="12pt" style:language-asian="zh" style:country-asian="CN" style:font-weight-asian="bold" style:font-name-complex="Tahoma" style:font-size-complex="12pt" style:font-weight-complex="bold"/>
    </style:style>
    <style:style style:name="P29" style:family="paragraph" style:parent-style-name="code">
      <style:text-properties fo:font-size="10pt" style:font-size-asian="10pt" style:font-size-complex="10pt"/>
    </style:style>
    <style:style style:name="P30" style:family="paragraph" style:parent-style-name="code">
      <style:text-properties style:font-name="Times New Roman" style:font-name-asian="Times New Roman" style:language-asian="zh" style:country-asian="CN"/>
    </style:style>
    <style:style style:name="P31" style:family="paragraph" style:parent-style-name="code">
      <style:text-properties style:language-asian="zh" style:country-asian="CN"/>
    </style:style>
    <style:style style:name="P32" style:family="paragraph" style:parent-style-name="code">
      <style:paragraph-properties fo:margin-top="0cm" fo:margin-bottom="0.212cm"/>
    </style:style>
    <style:style style:name="P33" style:family="paragraph" style:parent-style-name="code">
      <style:paragraph-properties fo:margin-top="0cm" fo:margin-bottom="0.212cm"/>
      <style:text-properties fo:font-style="normal" fo:font-weight="bold" style:font-style-asian="normal" style:font-weight-asian="bold" style:font-style-complex="normal" style:font-weight-complex="bold"/>
    </style:style>
    <style:style style:name="P34" style:family="paragraph" style:parent-style-name="code">
      <style:paragraph-properties fo:margin-top="0cm" fo:margin-bottom="0.212cm"/>
      <style:text-properties style:language-asian="zh" style:country-asian="CN"/>
    </style:style>
    <style:style style:name="P35" style:family="paragraph" style:parent-style-name="code">
      <style:paragraph-properties fo:margin-top="0cm" fo:margin-bottom="0.212cm" fo:background-color="transparent">
        <style:background-image/>
      </style:paragraph-properties>
      <style:text-properties style:font-name="Courier New" fo:font-size="10pt" style:font-name-asian="Times New Roman" style:font-size-asian="10pt" style:language-asian="zh" style:country-asian="CN" style:font-size-complex="10pt"/>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Heading_20_3" style:list-style-name="L1"/>
    <style:style style:name="P40" style:family="paragraph" style:parent-style-name="Heading_20_3" style:list-style-name="L1">
      <style:text-properties style:font-name="Times New Roman" style:font-name-asian="Times New Roman" style:language-asian="zh" style:country-asian="CN"/>
    </style:style>
    <style:style style:name="P41" style:family="paragraph" style:parent-style-name="Heading_20_3" style:list-style-name="L1">
      <style:paragraph-properties fo:margin-top="0.423cm" fo:margin-bottom="0.212cm" fo:keep-with-next="always"/>
      <style:text-properties style:font-name="Times New Roman" fo:font-weight="bold" style:font-name-asian="Times New Roman" style:font-weight-asian="bold" style:font-name-complex="Tahoma" style:font-weight-complex="bold"/>
    </style:style>
    <style:style style:name="P42" style:family="paragraph" style:parent-style-name="Heading_20_3" style:list-style-name="L1">
      <style:paragraph-properties fo:margin-top="0.423cm" fo:margin-bottom="0.212cm" fo:keep-with-next="always"/>
    </style:style>
    <style:style style:name="P43" style:family="paragraph" style:parent-style-name="Heading_20_3" style:list-style-name="L1">
      <style:paragraph-properties fo:margin-top="0.423cm" fo:margin-bottom="0.212cm" fo:keep-with-next="always"/>
      <style:text-properties fo:font-size="13pt" fo:font-weight="bold" style:font-name-asian="MS Mincho" style:font-size-asian="13pt" style:font-weight-asian="bold" style:font-name-complex="Tahoma" style:font-size-complex="13pt" style:font-weight-complex="bold"/>
    </style:style>
    <style:style style:name="P44" style:family="paragraph" style:parent-style-name="Heading_20_3" style:list-style-name="L1">
      <style:paragraph-properties fo:margin-top="0.423cm" fo:margin-bottom="0.212cm" fo:keep-with-next="always"/>
      <style:text-properties style:font-name-asian="MS Mincho" style:font-name-complex="Tahoma"/>
    </style:style>
    <style:style style:name="P45" style:family="paragraph" style:parent-style-name="Heading_20_3" style:list-style-name="L1">
      <style:paragraph-properties fo:margin-top="0.423cm" fo:margin-bottom="0.212cm" fo:keep-with-next="always"/>
      <style:text-properties style:font-name-asian="MS Mincho" style:language-asian="zh" style:country-asian="CN" style:font-name-complex="Tahoma"/>
    </style:style>
    <style:style style:name="P46" style:family="paragraph" style:parent-style-name="First_20_line_20_indent" style:list-style-name="L1"/>
    <style:style style:name="P47" style:family="paragraph" style:parent-style-name="First_20_line_20_indent" style:list-style-name="L1">
      <style:text-properties style:language-asian="zh" style:country-asian="CN"/>
    </style:style>
    <style:style style:name="P48" style:family="paragraph" style:parent-style-name="First_20_line_20_indent" style:list-style-name="L1">
      <style:paragraph-properties fo:margin-top="0cm" fo:margin-bottom="0.212cm" fo:line-height="100%"/>
    </style:style>
    <style:style style:name="P49" style:family="paragraph" style:parent-style-name="Standard" style:list-style-name="L1"/>
    <style:style style:name="P50" style:family="paragraph" style:parent-style-name="Heading_20_2" style:list-style-name="L1"/>
    <style:style style:name="P51" style:family="paragraph" style:parent-style-name="Heading_20_2" style:list-style-name="L1">
      <style:text-properties style:font-name="Times New Roman" style:font-name-asian="Times New Roman"/>
    </style:style>
    <style:style style:name="P52" style:family="paragraph" style:parent-style-name="Heading_20_2" style:list-style-name="L1">
      <style:paragraph-properties fo:margin-top="0.423cm" fo:margin-bottom="0.212cm" fo:keep-with-next="always"/>
      <style:text-properties style:font-name-complex="Tahoma"/>
    </style:style>
    <style:style style:name="P53" style:family="paragraph" style:parent-style-name="Heading_20_2" style:list-style-name="L1">
      <style:paragraph-properties fo:margin-top="0.423cm" fo:margin-bottom="0.212cm" fo:keep-with-next="always"/>
      <style:text-properties style:font-name="Times New Roman" style:font-name-asian="Times New Roman" style:language-asian="zh" style:country-asian="CN" style:font-name-complex="Tahoma"/>
    </style:style>
    <style:style style:name="P54" style:family="paragraph" style:parent-style-name="Heading_20_2" style:list-style-name="L1">
      <style:paragraph-properties fo:margin-top="0.423cm" fo:margin-bottom="0.212cm" fo:keep-with-next="always"/>
      <style:text-properties style:font-name="Times New Roman" style:font-name-asian="Times New Roman" style:font-name-complex="Tahoma"/>
    </style:style>
    <style:style style:name="P55" style:family="paragraph" style:parent-style-name="code" style:list-style-name="L2">
      <style:paragraph-properties fo:margin-top="0cm" fo:margin-bottom="0.212cm"/>
      <style:text-properties fo:font-style="normal" fo:font-weight="normal" style:font-style-asian="normal" style:font-weight-asian="bold" style:font-style-complex="normal" style:font-weight-complex="bold"/>
    </style:style>
    <style:style style:name="P56" style:family="paragraph" style:parent-style-name="code" style:list-style-name="L1">
      <style:paragraph-properties fo:margin-top="0cm" fo:margin-bottom="0.212cm"/>
    </style:style>
    <style:style style:name="P57" style:family="paragraph" style:parent-style-name="Heading_20_1" style:list-style-name="L1">
      <style:text-properties style:font-name="Times New Roman" style:font-name-asian="Times New Roman"/>
    </style:style>
    <style:style style:name="P58" style:family="paragraph" style:parent-style-name="Heading_20_1" style:list-style-name="L1">
      <style:text-properties style:font-name="Times New Roman" style:font-name-asian="Times New Roman" style:language-asian="zh" style:country-asian="CN"/>
    </style:style>
    <style:style style:name="P59" style:family="paragraph" style:parent-style-name="Heading_20_1" style:list-style-name="L1">
      <style:paragraph-properties fo:margin-top="0.423cm" fo:margin-bottom="0.212cm" fo:keep-with-next="always"/>
      <style:text-properties style:font-name="Times New Roman" fo:font-weight="bold" style:font-name-asian="Times New Roman" style:font-weight-asian="bold" style:font-name-complex="Tahoma" style:font-weight-complex="bold"/>
    </style:style>
    <style:style style:name="P60" style:family="paragraph" style:parent-style-name="Heading_20_1" style:list-style-name="L1">
      <style:paragraph-properties fo:margin-top="0.423cm" fo:margin-bottom="0.212cm" fo:keep-with-next="always"/>
      <style:text-properties style:font-name="Times New Roman" style:font-name-asian="Times New Roman" style:language-asian="zh" style:country-asian="CN" style:font-name-complex="Tahoma"/>
    </style:style>
    <style:style style:name="P61" style:family="paragraph" style:parent-style-name="Heading_20_1" style:list-style-name="L1">
      <style:paragraph-properties fo:margin-top="0.423cm" fo:margin-bottom="0.212cm" fo:keep-with-next="always"/>
      <style:text-properties style:font-name="Times New Roman" style:font-name-asian="Times New Roman" style:font-name-complex="Tahoma"/>
    </style:style>
    <style:style style:name="P62" style:family="paragraph" style:parent-style-name="Text_20_body" style:list-style-name="L1"/>
    <style:style style:name="P63" style:family="paragraph" style:parent-style-name="Text_20_body">
      <style:paragraph-properties fo:line-height="100%"/>
      <style:text-properties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64" style:family="paragraph" style:parent-style-name="Text_20_body">
      <style:paragraph-properties fo:line-height="100%"/>
      <style:text-properties style:font-name="Times New Roman" fo:font-size="12pt" style:font-name-asian="Times New Roman" style:font-size-asian="12pt" style:language-asian="zh" style:country-asian="CN" style:font-name-complex="TimesNewRomanPSMT" style:font-size-complex="12pt"/>
    </style:style>
    <style:style style:name="T1" style:family="text">
      <style:text-properties style:language-asian="zh" style:country-asian="CN"/>
    </style:style>
    <style:style style:name="T2" style:family="text">
      <style:text-properties fo:font-weight="bold" style:font-weight-asian="bold" style:font-weight-complex="bold"/>
    </style:style>
    <style:style style:name="T3" style:family="text">
      <style:text-properties fo:font-weight="bold" style:language-asian="zh" style:country-asian="CN" style:font-weight-asian="bold" style:font-weight-complex="bold"/>
    </style:style>
    <style:style style:name="T4" style:family="text">
      <style:text-properties fo:font-size="12pt" style:font-size-asian="12pt" style:language-asian="zh" style:country-asian="CN" style:font-size-complex="12pt"/>
    </style:style>
    <style:style style:name="T5" style:family="text">
      <style:text-properties fo:font-size="12pt" style:font-size-asian="12pt" style:font-name-complex="TimesNewRomanPSMT" style:font-size-complex="12pt"/>
    </style:style>
    <style:style style:name="T6" style:family="text">
      <style:text-properties fo:font-size="12pt" fo:font-weight="bold" style:font-size-asian="12pt" style:language-asian="zh" style:country-asian="CN" style:font-weight-asian="bold" style:font-size-complex="12pt" style:font-weight-complex="bold"/>
    </style:style>
    <style:style style:name="T7" style:family="text">
      <style:text-properties fo:font-size="10pt" style:font-size-asian="10pt"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style:font-name="Times New Roman" style:font-name-asian="Times New Roman" style:language-asian="zh" style:country-asian="CN"/>
    </style:style>
    <style:style style:name="T10" style:family="text">
      <style:text-properties style:font-name="Times New Roman" fo:font-size="12pt" style:font-name-asian="Times New Roman" style:font-size-asian="12pt" style:language-asian="zh" style:country-asian="CN" style:font-name-complex="TimesNewRomanPSMT" style:font-size-complex="12pt"/>
    </style:style>
    <style:style style:name="T11" style:family="text">
      <style:text-properties style:font-name="Times New Roman" fo:font-size="12pt" fo:font-style="italic" style:font-name-asian="Times New Roman" style:font-size-asian="12pt" style:language-asian="zh" style:country-asian="CN" style:font-style-asian="italic" style:font-name-complex="TimesNewRomanPSMT" style:font-size-complex="12pt" style:font-style-complex="italic"/>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weight="normal" style:font-weight-asian="normal" style:font-weight-complex="normal"/>
    </style:style>
    <style:style style:name="T15" style:family="text">
      <style:text-properties style:font-name="Courier New"/>
    </style:style>
    <style:style style:name="T16" style:family="text">
      <style:text-properties style:font-name="Courier New" fo:font-style="normal" style:font-name-asian="TimesNewRomanPS-ItalicMT" style:font-style-asian="normal" style:font-name-complex="TimesNewRomanPS-ItalicMT" style:font-style-complex="normal"/>
    </style:style>
    <style:style style:name="T17" style:family="text">
      <style:text-properties style:font-name="Arial" style:font-name-asian="MS Mincho" style:font-name-complex="Tahoma"/>
    </style:style>
    <style:style style:name="T18" style:family="text">
      <style:text-properties style:font-name="Arial" style:font-name-asian="MS Mincho" style:language-asian="zh" style:country-asian="CN" style:font-name-complex="Tahoma"/>
    </style:style>
    <style:style style:name="T19" style:family="text">
      <style:text-properties style:font-name="CourierNewPSMT" fo:font-size="10pt" style:font-name-asian="CourierNewPSMT" style:font-size-asian="10pt" style:font-name-complex="CourierNewPSMT" style:font-size-complex="10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xCAT<text:span text:style-name="T1">2</text:span> AIX on JS blade <text:span text:style-name="T1">- Howto</text:span></text:p>
      <text:p text:style-name="P6"/>
      <text:p text:style-name="P7">Data: 05/11/2009</text:p>
      <text:p text:style-name="P7"/>
      <text:p text:style-name="P7"/>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6"><text:a xlink:type="simple" xlink:href="#1.Introduction|outline" text:style-name="Internet_20_link" text:visited-style-name="Internet_20_link"><text:s/>1. Introduction<text:tab/></text:a><text:a xlink:type="simple" xlink:href="#1.Introduction|outline" text:style-name="Internet_20_link" text:visited-style-name="Internet_20_link">2</text:a></text:p>
          <text:p text:style-name="P36"><text:a xlink:type="simple" xlink:href="#2.Prepare the installation source|outline" text:style-name="Internet_20_link" text:visited-style-name="Internet_20_link"><text:s/>2. Prepare the installation source<text:tab/></text:a><text:a xlink:type="simple" xlink:href="#2.Prepare the installation source|outline" text:style-name="Internet_20_link" text:visited-style-name="Internet_20_link">3</text:a></text:p>
          <text:p text:style-name="P37"><text:a xlink:type="simple" xlink:href="#2.1.Prepare the installation CD or iso file of AIX|outline" text:style-name="Internet_20_link" text:visited-style-name="Internet_20_link"><text:s/>2.1. Prepare the installation CD or iso file of AIX<text:tab/></text:a><text:a xlink:type="simple" xlink:href="#2.1.Prepare the installation CD or iso file of AIX|outline" text:style-name="Internet_20_link" text:visited-style-name="Internet_20_link">3</text:a></text:p>
          <text:p text:style-name="P38"><text:a xlink:type="simple" xlink:href="#2.1.1.If you have an installation CD of AIX operating system|outline" text:style-name="Internet_20_link" text:visited-style-name="Internet_20_link"><text:s/>2.1.1 If you have an installation CD of AIX operating system<text:tab/></text:a><text:a xlink:type="simple" xlink:href="#2.1.1.If you have an installation CD of AIX operating system|outline" text:style-name="Internet_20_link" text:visited-style-name="Internet_20_link">3</text:a></text:p>
          <text:p text:style-name="P38"><text:a xlink:type="simple" xlink:href="#2.1.2.If you have an installation iso file of the AIX|outline" text:style-name="Internet_20_link" text:visited-style-name="Internet_20_link"><text:s/>2.1.2 If you have an installation iso file of the AIX<text:tab/></text:a><text:a xlink:type="simple" xlink:href="#2.1.2.If you have an installation iso file of the AIX|outline" text:style-name="Internet_20_link" text:visited-style-name="Internet_20_link">3</text:a></text:p>
          <text:p text:style-name="P37"><text:a xlink:type="simple" xlink:href="#2.2.Download the xCAT and dependency packages|outline" text:style-name="Internet_20_link" text:visited-style-name="Internet_20_link"><text:s/>2.2. Download the xCAT and dependency packages<text:tab/></text:a><text:a xlink:type="simple" xlink:href="#2.2.Download the xCAT and dependency packages|outline" text:style-name="Internet_20_link" text:visited-style-name="Internet_20_link">3</text:a></text:p>
          <text:p text:style-name="P36"><text:a xlink:type="simple" xlink:href="#3.Install  xCAT and related packages|outline" text:style-name="Internet_20_link" text:visited-style-name="Internet_20_link"><text:s/>3. Install <text:s/>xCAT and related packages<text:tab/></text:a><text:a xlink:type="simple" xlink:href="#3.Install  xCAT and related packages|outline" text:style-name="Internet_20_link" text:visited-style-name="Internet_20_link">4</text:a></text:p>
          <text:p text:style-name="P37"><text:a xlink:type="simple" xlink:href="#3.1.Install the dependency packages|outline" text:style-name="Internet_20_link" text:visited-style-name="Internet_20_link"><text:s/>3.1. Install the dependency packages<text:tab/></text:a><text:a xlink:type="simple" xlink:href="#3.1.Install the dependency packages|outline" text:style-name="Internet_20_link" text:visited-style-name="Internet_20_link">4</text:a></text:p>
          <text:p text:style-name="P38"><text:a xlink:type="simple" xlink:href="#3.1.1.Install the openssl|outline" text:style-name="Internet_20_link" text:visited-style-name="Internet_20_link"><text:s/>3.1.1 Install the openssl<text:tab/></text:a><text:a xlink:type="simple" xlink:href="#3.1.1.Install the openssl|outline" text:style-name="Internet_20_link" text:visited-style-name="Internet_20_link">4</text:a></text:p>
          <text:p text:style-name="P38"><text:a xlink:type="simple" xlink:href="#3.1.2.Install  openssh|outline" text:style-name="Internet_20_link" text:visited-style-name="Internet_20_link"><text:s/>3.1.2 Install <text:s/>openssh<text:tab/></text:a><text:a xlink:type="simple" xlink:href="#3.1.2.Install  openssh|outline" text:style-name="Internet_20_link" text:visited-style-name="Internet_20_link">4</text:a></text:p>
          <text:p text:style-name="P38"><text:a xlink:type="simple" xlink:href="#3.1.3.Update the packages information installed by installp into the rpm database|outline" text:style-name="Internet_20_link" text:visited-style-name="Internet_20_link"><text:s/>3.1.3 Update the packages information installed by installp into the rpm database<text:tab/></text:a><text:a xlink:type="simple" xlink:href="#3.1.3.Update the packages information installed by installp into the rpm database|outline" text:style-name="Internet_20_link" text:visited-style-name="Internet_20_link">4</text:a></text:p>
          <text:p text:style-name="P37"><text:a xlink:type="simple" xlink:href="#3.2.Install  xCAT  on the AIX|outline" text:style-name="Internet_20_link" text:visited-style-name="Internet_20_link"><text:s/>3.2. Install <text:s/>xCAT <text:s/>on the AIX<text:tab/></text:a><text:a xlink:type="simple" xlink:href="#3.2.Install  xCAT  on the AIX|outline" text:style-name="Internet_20_link" text:visited-style-name="Internet_20_link">4</text:a></text:p>
          <text:p text:style-name="P38"><text:a xlink:type="simple" xlink:href="#3.2.1.Install the dependency packages of xCAT|outline" text:style-name="Internet_20_link" text:visited-style-name="Internet_20_link"><text:s/>3.2.1 Install the dependency packages of xCAT<text:tab/></text:a><text:a xlink:type="simple" xlink:href="#3.2.1.Install the dependency packages of xCAT|outline" text:style-name="Internet_20_link" text:visited-style-name="Internet_20_link">4</text:a></text:p>
          <text:p text:style-name="P38"><text:a xlink:type="simple" xlink:href="#3.2.2.Install the core packages of xCAT|outline" text:style-name="Internet_20_link" text:visited-style-name="Internet_20_link"><text:s/>3.2.2 Install the core packages of xCAT<text:tab/></text:a><text:a xlink:type="simple" xlink:href="#3.2.2.Install the core packages of xCAT|outline" text:style-name="Internet_20_link" text:visited-style-name="Internet_20_link">4</text:a></text:p>
          <text:p text:style-name="P37"><text:a xlink:type="simple" xlink:href="#3.3.Verify the installation|outline" text:style-name="Internet_20_link" text:visited-style-name="Internet_20_link"><text:s/>3.3. Verify the installation<text:tab/></text:a><text:a xlink:type="simple" xlink:href="#3.3.Verify the installation|outline" text:style-name="Internet_20_link" text:visited-style-name="Internet_20_link">4</text:a></text:p>
          <text:p text:style-name="P36"><text:a xlink:type="simple" xlink:href="#4.Setup the services for the Management Node|outline" text:style-name="Internet_20_link" text:visited-style-name="Internet_20_link"><text:s/>4. Setup the services for the Management Node<text:tab/></text:a><text:a xlink:type="simple" xlink:href="#4.Setup the services for the Management Node|outline" text:style-name="Internet_20_link" text:visited-style-name="Internet_20_link">5</text:a></text:p>
          <text:p text:style-name="P37"><text:a xlink:type="simple" xlink:href="#4.1.Setup the services|outline" text:style-name="Internet_20_link" text:visited-style-name="Internet_20_link"><text:s/>4.1. Setup the services<text:tab/></text:a><text:a xlink:type="simple" xlink:href="#4.1.Setup the services|outline" text:style-name="Internet_20_link" text:visited-style-name="Internet_20_link">5</text:a></text:p>
          <text:p text:style-name="P37"><text:a xlink:type="simple" xlink:href="#4.2.Verify following xCAT required services are in active status|outline" text:style-name="Internet_20_link" text:visited-style-name="Internet_20_link"><text:s/>4.2. Verify following xCAT required services are in active status<text:tab/></text:a><text:a xlink:type="simple" xlink:href="#4.2.Verify following xCAT required services are in active status|outline" text:style-name="Internet_20_link" text:visited-style-name="Internet_20_link">5</text:a></text:p>
          <text:p text:style-name="P36"><text:a xlink:type="simple" xlink:href="#5.An example of the cluster|outline" text:style-name="Internet_20_link" text:visited-style-name="Internet_20_link"><text:s/>5. An example of the cluster<text:tab/></text:a><text:a xlink:type="simple" xlink:href="#5.An example of the cluster|outline" text:style-name="Internet_20_link" text:visited-style-name="Internet_20_link">5</text:a></text:p>
          <text:p text:style-name="P36"><text:a xlink:type="simple" xlink:href="#6.Create the NIM image|outline" text:style-name="Internet_20_link" text:visited-style-name="Internet_20_link"><text:s/>6. Create the NIM image<text:tab/></text:a><text:a xlink:type="simple" xlink:href="#6.Create the NIM image|outline" text:style-name="Internet_20_link" text:visited-style-name="Internet_20_link">6</text:a></text:p>
          <text:p text:style-name="P37"><text:a xlink:type="simple" xlink:href="#6.1.Create default image for NIM|outline" text:style-name="Internet_20_link" text:visited-style-name="Internet_20_link"><text:s/>6.1. Create default image for NIM<text:tab/></text:a><text:a xlink:type="simple" xlink:href="#6.1.Create default image for NIM|outline" text:style-name="Internet_20_link" text:visited-style-name="Internet_20_link">6</text:a></text:p>
          <text:p text:style-name="P37"><text:a xlink:type="simple" xlink:href="#6.2.For diskfull  installation|outline" text:style-name="Internet_20_link" text:visited-style-name="Internet_20_link"><text:s/>6.2. For diskfull <text:s/>installation<text:tab/></text:a><text:a xlink:type="simple" xlink:href="#6.2.For diskfull  installation|outline" text:style-name="Internet_20_link" text:visited-style-name="Internet_20_link">6</text:a></text:p>
          <text:p text:style-name="P37"><text:a xlink:type="simple" xlink:href="#6.3.For mksysb method installation|outline" text:style-name="Internet_20_link" text:visited-style-name="Internet_20_link"><text:s/>6.3. For mksysb method installation<text:tab/></text:a><text:a xlink:type="simple" xlink:href="#6.3.For mksysb method installation|outline" text:style-name="Internet_20_link" text:visited-style-name="Internet_20_link">6</text:a></text:p>
          <text:p text:style-name="P37"><text:a xlink:type="simple" xlink:href="#6.4.For stateless installation|outline" text:style-name="Internet_20_link" text:visited-style-name="Internet_20_link"><text:s/>6.4. For stateless installation<text:tab/></text:a><text:a xlink:type="simple" xlink:href="#6.4.For stateless installation|outline" text:style-name="Internet_20_link" text:visited-style-name="Internet_20_link">7</text:a></text:p>
          <text:p text:style-name="P37"><text:a xlink:type="simple" xlink:href="#6.5.Update the osimage with SSH/SSL software |outline" text:style-name="Internet_20_link" text:visited-style-name="Internet_20_link"><text:s/>6.5. Update the osimage with SSH/SSL software <text:tab/></text:a><text:a xlink:type="simple" xlink:href="#6.5.Update the osimage with SSH/SSL software |outline" text:style-name="Internet_20_link" text:visited-style-name="Internet_20_link">7</text:a></text:p>
          <text:p text:style-name="P36"><text:a xlink:type="simple" xlink:href="#7.Setup the attributes for the cluster|outline" text:style-name="Internet_20_link" text:visited-style-name="Internet_20_link"><text:s/>7. Setup the attributes for the cluster<text:tab/></text:a><text:a xlink:type="simple" xlink:href="#7.Setup the attributes for the cluster|outline" text:style-name="Internet_20_link" text:visited-style-name="Internet_20_link">8</text:a></text:p>
          <text:p text:style-name="P37"><text:a xlink:type="simple" xlink:href="#7.1.Define the AMM object|outline" text:style-name="Internet_20_link" text:visited-style-name="Internet_20_link"><text:s/>7.1. Define the AMM object<text:tab/></text:a><text:a xlink:type="simple" xlink:href="#7.1.Define the AMM object|outline" text:style-name="Internet_20_link" text:visited-style-name="Internet_20_link">8</text:a></text:p>
          <text:p text:style-name="P38"><text:a xlink:type="simple" xlink:href="#7.1.1.Define AMMs as Nodes|outline" text:style-name="Internet_20_link" text:visited-style-name="Internet_20_link"><text:s/>7.1.1 Define AMMs as Nodes<text:tab/></text:a><text:a xlink:type="simple" xlink:href="#7.1.1.Define AMMs as Nodes|outline" text:style-name="Internet_20_link" text:visited-style-name="Internet_20_link">8</text:a></text:p>
          <text:p text:style-name="P38"><text:a xlink:type="simple" xlink:href="#7.1.2.Define the hardware control type for the management modules|outline" text:style-name="Internet_20_link" text:visited-style-name="Internet_20_link"><text:s/>7.1.2 Define the hardware control type for the management modules<text:tab/></text:a><text:a xlink:type="simple" xlink:href="#7.1.2.Define the hardware control type for the management modules|outline" text:style-name="Internet_20_link" text:visited-style-name="Internet_20_link">8</text:a></text:p>
          <text:p text:style-name="P38"><text:a xlink:type="simple" xlink:href="#7.1.3.Define the mpa (Hardware control attribute) for the management modules|outline" text:style-name="Internet_20_link" text:visited-style-name="Internet_20_link"><text:s/>7.1.3 Define the mpa (Hardware control attribute) for the management modules<text:tab/></text:a><text:a xlink:type="simple" xlink:href="#7.1.3.Define the mpa (Hardware control attribute) for the management modules|outline" text:style-name="Internet_20_link" text:visited-style-name="Internet_20_link">8</text:a></text:p>
          <text:p text:style-name="P38"><text:a xlink:type="simple" xlink:href="#7.1.4.Define the ip and hostname of mamagement modules|outline" text:style-name="Internet_20_link" text:visited-style-name="Internet_20_link"><text:s/>7.1.4 Define the ip and hostname of mamagement modules<text:tab/></text:a><text:a xlink:type="simple" xlink:href="#7.1.4.Define the ip and hostname of mamagement modules|outline" text:style-name="Internet_20_link" text:visited-style-name="Internet_20_link">8</text:a></text:p>
          <text:p text:style-name="P37"><text:a xlink:type="simple" xlink:href="#7.2.Setup the AMMs|outline" text:style-name="Internet_20_link" text:visited-style-name="Internet_20_link"><text:s/>7.2. Setup the AMMs<text:tab/></text:a><text:a xlink:type="simple" xlink:href="#7.2.Setup the AMMs|outline" text:style-name="Internet_20_link" text:visited-style-name="Internet_20_link">9</text:a></text:p>
          <text:p text:style-name="P38"><text:a xlink:type="simple" xlink:href="#7.2.1.Enable the snmp and ssh services|outline" text:style-name="Internet_20_link" text:visited-style-name="Internet_20_link"><text:s/>7.2.1 Enable the snmp and ssh services<text:tab/></text:a><text:a xlink:type="simple" xlink:href="#7.2.1.Enable the snmp and ssh services|outline" text:style-name="Internet_20_link" text:visited-style-name="Internet_20_link">9</text:a></text:p>
          <text:p text:style-name="P38"><text:soft-page-break/><text:a xlink:type="simple" xlink:href="#7.2.2.Update the firmware of AMM|outline" text:style-name="Internet_20_link" text:visited-style-name="Internet_20_link"><text:s/>7.2.2 Update the firmware of AMM<text:tab/></text:a><text:a xlink:type="simple" xlink:href="#7.2.2.Update the firmware of AMM|outline" text:style-name="Internet_20_link" text:visited-style-name="Internet_20_link">9</text:a></text:p>
          <text:p text:style-name="P37"><text:a xlink:type="simple" xlink:href="#7.3.Create the xcat networks|outline" text:style-name="Internet_20_link" text:visited-style-name="Internet_20_link"><text:s/>7.3. Create the xcat networks<text:tab/></text:a><text:a xlink:type="simple" xlink:href="#7.3.Create the xcat networks|outline" text:style-name="Internet_20_link" text:visited-style-name="Internet_20_link">9</text:a></text:p>
          <text:p text:style-name="P37"><text:a xlink:type="simple" xlink:href="#7.4.Set Up the Password Table|outline" text:style-name="Internet_20_link" text:visited-style-name="Internet_20_link"><text:s/>7.4. Set Up the Password Table<text:tab/></text:a><text:a xlink:type="simple" xlink:href="#7.4.Set Up the Password Table|outline" text:style-name="Internet_20_link" text:visited-style-name="Internet_20_link">9</text:a></text:p>
          <text:p text:style-name="P36"><text:a xlink:type="simple" xlink:href="#8.Define the compute node|outline" text:style-name="Internet_20_link" text:visited-style-name="Internet_20_link"><text:s/>8. Define the compute node<text:tab/></text:a><text:a xlink:type="simple" xlink:href="#8.Define the compute node|outline" text:style-name="Internet_20_link" text:visited-style-name="Internet_20_link">10</text:a></text:p>
          <text:p text:style-name="P37"><text:a xlink:type="simple" xlink:href="#8.1.Define the nodes of blade by rscan|outline" text:style-name="Internet_20_link" text:visited-style-name="Internet_20_link"><text:s/>8.1. Define the nodes of blade by rscan<text:tab/></text:a><text:a xlink:type="simple" xlink:href="#8.1.Define the nodes of blade by rscan|outline" text:style-name="Internet_20_link" text:visited-style-name="Internet_20_link">10</text:a></text:p>
          <text:p text:style-name="P37"><text:a xlink:type="simple" xlink:href="#8.2.Add the nodes into the group grp_blade|outline" text:style-name="Internet_20_link" text:visited-style-name="Internet_20_link"><text:s/>8.2. Add the nodes into the group grp_blade<text:tab/></text:a><text:a xlink:type="simple" xlink:href="#8.2.Add the nodes into the group grp_blade|outline" text:style-name="Internet_20_link" text:visited-style-name="Internet_20_link">10</text:a></text:p>
          <text:p text:style-name="P37"><text:a xlink:type="simple" xlink:href="#8.3.Setup the attributes of the node|outline" text:style-name="Internet_20_link" text:visited-style-name="Internet_20_link"><text:s/>8.3. Setup the attributes of the node<text:tab/></text:a><text:a xlink:type="simple" xlink:href="#8.3.Setup the attributes of the node|outline" text:style-name="Internet_20_link" text:visited-style-name="Internet_20_link">10</text:a></text:p>
          <text:p text:style-name="P38"><text:a xlink:type="simple" xlink:href="#8.3.1.Set the IP and hostname of the node|outline" text:style-name="Internet_20_link" text:visited-style-name="Internet_20_link"><text:s/>8.3.1 Set the IP and hostname of the node<text:tab/></text:a><text:a xlink:type="simple" xlink:href="#8.3.1.Set the IP and hostname of the node|outline" text:style-name="Internet_20_link" text:visited-style-name="Internet_20_link">10</text:a></text:p>
          <text:p text:style-name="P38"><text:a xlink:type="simple" xlink:href="#8.3.2.Set Up the nodehm table|outline" text:style-name="Internet_20_link" text:visited-style-name="Internet_20_link"><text:s/>8.3.2 Set Up the nodehm table<text:tab/></text:a><text:a xlink:type="simple" xlink:href="#8.3.2.Set Up the nodehm table|outline" text:style-name="Internet_20_link" text:visited-style-name="Internet_20_link">10</text:a></text:p>
          <text:p text:style-name="P38"><text:a xlink:type="simple" xlink:href="#8.3.3.Setup the noderes table|outline" text:style-name="Internet_20_link" text:visited-style-name="Internet_20_link"><text:s/>8.3.3 Setup the noderes table<text:tab/></text:a><text:a xlink:type="simple" xlink:href="#8.3.3.Setup the noderes table|outline" text:style-name="Internet_20_link" text:visited-style-name="Internet_20_link">10</text:a></text:p>
          <text:p text:style-name="P37"><text:a xlink:type="simple" xlink:href="#8.4.Get MAC addresses|outline" text:style-name="Internet_20_link" text:visited-style-name="Internet_20_link"><text:s/>8.4. Get MAC addresses<text:tab/></text:a><text:a xlink:type="simple" xlink:href="#8.4.Get MAC addresses|outline" text:style-name="Internet_20_link" text:visited-style-name="Internet_20_link">11</text:a></text:p>
          <text:p text:style-name="P36"><text:a xlink:type="simple" xlink:href="#9.Initialize the AIX/NIM nodes|outline" text:style-name="Internet_20_link" text:visited-style-name="Internet_20_link"><text:s/>9. Initialize the AIX/NIM nodes<text:tab/></text:a><text:a xlink:type="simple" xlink:href="#9.Initialize the AIX/NIM nodes|outline" text:style-name="Internet_20_link" text:visited-style-name="Internet_20_link">11</text:a></text:p>
          <text:p text:style-name="P37"><text:a xlink:type="simple" xlink:href="#9.1.For a diskfull installation |outline" text:style-name="Internet_20_link" text:visited-style-name="Internet_20_link"><text:s/>9.1. For a diskfull installation <text:tab/></text:a><text:a xlink:type="simple" xlink:href="#9.1.For a diskfull installation |outline" text:style-name="Internet_20_link" text:visited-style-name="Internet_20_link">11</text:a></text:p>
          <text:p text:style-name="P37"><text:a xlink:type="simple" xlink:href="#9.2.For a mksysb  installation|outline" text:style-name="Internet_20_link" text:visited-style-name="Internet_20_link"><text:s/>9.2. For a mksysb <text:s/>installation<text:tab/></text:a><text:a xlink:type="simple" xlink:href="#9.2.For a mksysb  installation|outline" text:style-name="Internet_20_link" text:visited-style-name="Internet_20_link">11</text:a></text:p>
          <text:p text:style-name="P37"><text:a xlink:type="simple" xlink:href="#9.3.For stateless (diskless)  installation|outline" text:style-name="Internet_20_link" text:visited-style-name="Internet_20_link"><text:s/>9.3. For stateless (diskless) <text:s/>installation<text:tab/></text:a><text:a xlink:type="simple" xlink:href="#9.3.For stateless (diskless)  installation|outline" text:style-name="Internet_20_link" text:visited-style-name="Internet_20_link">11</text:a></text:p>
          <text:p text:style-name="P36"><text:a xlink:type="simple" xlink:href="#10.Setup the console |outline" text:style-name="Internet_20_link" text:visited-style-name="Internet_20_link"><text:s/>10. Setup the console <text:tab/></text:a><text:a xlink:type="simple" xlink:href="#10.Setup the console |outline" text:style-name="Internet_20_link" text:visited-style-name="Internet_20_link">12</text:a></text:p>
          <text:p text:style-name="P37"><text:a xlink:type="simple" xlink:href="#10.1.Setup the conserver|outline" text:style-name="Internet_20_link" text:visited-style-name="Internet_20_link"><text:s/>10.1. Setup the conserver<text:tab/></text:a><text:a xlink:type="simple" xlink:href="#10.1.Setup the conserver|outline" text:style-name="Internet_20_link" text:visited-style-name="Internet_20_link">12</text:a></text:p>
          <text:p text:style-name="P37"><text:a xlink:type="simple" xlink:href="#10.2.[rte/mksysb] Set the console parameter|outline" text:style-name="Internet_20_link" text:visited-style-name="Internet_20_link"><text:s/>10.2. [rte/mksysb] Set the console parameter<text:tab/></text:a><text:a xlink:type="simple" xlink:href="#10.2.[rte/mksysb] Set the console parameter|outline" text:style-name="Internet_20_link" text:visited-style-name="Internet_20_link">12</text:a></text:p>
          <text:p text:style-name="P37"><text:a xlink:type="simple" xlink:href="#10.3.Open a console to monitor the installation process|outline" text:style-name="Internet_20_link" text:visited-style-name="Internet_20_link"><text:s/>10.3. Open a console to monitor the installation process<text:tab/></text:a><text:a xlink:type="simple" xlink:href="#10.3.Open a console to monitor the installation process|outline" text:style-name="Internet_20_link" text:visited-style-name="Internet_20_link">12</text:a></text:p>
          <text:p text:style-name="P36"><text:a xlink:type="simple" xlink:href="#11.Install the nodes|outline" text:style-name="Internet_20_link" text:visited-style-name="Internet_20_link"><text:s/>11. Install the nodes<text:tab/></text:a><text:a xlink:type="simple" xlink:href="#11.Install the nodes|outline" text:style-name="Internet_20_link" text:visited-style-name="Internet_20_link">12</text:a></text:p>
          <text:p text:style-name="P37"><text:a xlink:type="simple" xlink:href="#11.1.Set the boot sequence|outline" text:style-name="Internet_20_link" text:visited-style-name="Internet_20_link"><text:s/>11.1. Set the boot sequence<text:tab/></text:a><text:a xlink:type="simple" xlink:href="#11.1.Set the boot sequence|outline" text:style-name="Internet_20_link" text:visited-style-name="Internet_20_link">12</text:a></text:p>
          <text:p text:style-name="P37"><text:a xlink:type="simple" xlink:href="#11.2.Start the installation|outline" text:style-name="Internet_20_link" text:visited-style-name="Internet_20_link"><text:s/>11.2. Start the installation<text:tab/></text:a><text:a xlink:type="simple" xlink:href="#11.2.Start the installation|outline" text:style-name="Internet_20_link" text:visited-style-name="Internet_20_link">12</text:a></text:p>
          <text:p text:style-name="P36"><text:a xlink:type="simple" xlink:href="#12.Advanced management|outline" text:style-name="Internet_20_link" text:visited-style-name="Internet_20_link"><text:s/>12. Advanced management<text:tab/></text:a><text:a xlink:type="simple" xlink:href="#12.Advanced management|outline" text:style-name="Internet_20_link" text:visited-style-name="Internet_20_link">12</text:a></text:p>
          <text:p text:style-name="P36"><text:a xlink:type="simple" xlink:href="#13.troubleshooting tips|outline" text:style-name="Internet_20_link" text:visited-style-name="Internet_20_link"><text:s/>13. troubleshooting tips<text:tab/></text:a><text:a xlink:type="simple" xlink:href="#13.troubleshooting tips|outline" text:style-name="Internet_20_link" text:visited-style-name="Internet_20_link">13</text:a></text:p>
        </text:index-body>
      </text:table-of-content>
      <text:p text:style-name="P8"/>
      <text:p text:style-name="P8"/>
      <text:list xml:id="list34527946" text:style-name="L1">
        <text:list-item>
          <text:h text:style-name="P57" text:outline-level="1">Introduction</text:h>
        </text:list-item>
      </text:list>
      <text:p text:style-name="P9">xCAT already has a cookbook <text:a xlink:type="simple" xlink:href="https://xcat.svn.sourceforge.net/svnroot/xcat/xcat-core/trunk/xCAT-client/share/doc/xCAT2bladecenter.pdf">xCAT2bladecenter.pdf</text:a> for B<text:span text:style-name="T1">lade Center</text:span> management, <text:span text:style-name="T1">and has four </text:span><text:span text:style-name="T1">cookbooks </text:span><text:a xlink:type="simple" xlink:href="https://xcat.svn.sourceforge.net/svnroot/xcat/xcat-core/trunk/xCAT-client/share/doc/xCAT2onAIX.pdf"><text:span text:style-name="T1">xCAT2onAIX.pdf</text:span></text:a><text:span text:style-name="T1">, </text:span><text:a xlink:type="simple" xlink:href="https://xcat.svn.sourceforge.net/svnroot/xcat/xcat-core/trunk/xCAT-client/share/doc/xCAT2onAIXmksysb.pdf"><text:span text:style-name="T1">xCAT2onAIXmksysb.pdf</text:span></text:a><text:span text:style-name="T1">, </text:span><text:a xlink:type="simple" xlink:href="https://xcat.svn.sourceforge.net/svnroot/xcat/xcat-core/trunk/xCAT-client/share/doc/xCAT2onAIXDiskless.pdf"><text:span text:style-name="T1">xCAT2onAIXDiskless.pdf</text:span></text:a><text:span text:style-name="T1"> and </text:span><text:a xlink:type="simple" xlink:href="https://xcat.svn.sourceforge.net/svnroot/xcat/xcat-core/trunk/xCAT-client/share/doc/xCAT2onAIXinstall.pdf"><text:span text:style-name="T1">xCAT2onAIXinstall.pdf</text:span></text:a><text:span text:style-name="T1"> for AIX installation management. <text:s/>All of these documents can be found here: https://xcat.svn.sourceforge.net/svnroot/xcat/xcat-core/trunk/xCAT-client/share/doc/.</text:span></text:p>
      <text:p text:style-name="P9">The docume<text:span text:style-name="T4">nt '</text:span><text:span text:style-name="T6">xCAT2 AIX on JS blade – Howto' </text:span><text:span text:style-name="T4">fo</text:span><text:span text:style-name="T1">cuses </text:span>on the step by step installation introduction for AIX on JS blade center specific scenario. If you have any concern about the operation detail in this document, please refer to the documents mentioned <text:span text:style-name="T1">above</text:span>.</text:p>
      <text:p text:style-name="P10"/>
      <text:p text:style-name="P18">Note: Regarding the chapter2,3, if you want to know more detail information, please refer to the part '<text:span text:style-name="T2">Install an AIX Management Node with xCAT</text:span>' of <text:a xlink:type="simple" xlink:href="https://xcat.svn.sourceforge.net/svnroot/xcat/xcat-core/trunk/xCAT-client/share/doc/xCAT2top.pdf"><text:span text:style-name="T2">xCAT2top.pdf</text:span></text:a><text:span text:style-name="T2">.</text:span></text:p>
      <text:p text:style-name="P19"/>
      <text:list xml:id="list34541178" text:continue-numbering="true" text:style-name="L1">
        <text:list-item>
          <text:h text:style-name="P59" text:outline-level="1"><text:soft-page-break/>Prepare the installation source</text:h>
          <text:list>
            <text:list-item>
              <text:h text:style-name="P52" text:outline-level="2">Prepare the installation CD or iso file of AIX</text:h>
              <text:list>
                <text:list-item>
                  <text:h text:style-name="P41" text:outline-level="3">If you have an installation CD of AIX operating system</text:h>
                </text:list-item>
              </text:list>
            </text:list-item>
          </text:list>
        </text:list-item>
      </text:list>
      <text:p text:style-name="P10">Put the CD into the CDROM of the management node, and figure out which CDROM device that the CD just put in. If you just have one CDROM, the device name should be '/dev/cd0'.</text:p>
      <text:p text:style-name="P10">In the command mknimimage which make the NIM image, you can use the '/dev/cd0' as the source directory.</text:p>
      <text:p text:style-name="P10"/>
      <text:p text:style-name="P10">If you like, you also can mount the /dev/cd0 to a directory</text:p>
      <text:p text:style-name="P29">mount -rv cdrfs /dev/cd0 /mnt</text:p>
      <text:p text:style-name="P2">And use the /mnt as the source directory of the mknimimage command.</text:p>
      <text:list xml:id="list34533853" text:continue-numbering="true" text:style-name="L1">
        <text:list-item>
          <text:list>
            <text:list-item>
              <text:list>
                <text:list-item>
                  <text:h text:style-name="P40" text:outline-level="3">If you have an installation iso file of the AIX</text:h>
                </text:list-item>
              </text:list>
            </text:list-item>
          </text:list>
        </text:list-item>
      </text:list>
      <text:p text:style-name="P2">Since AIX does not support mount an iso file to a directory, you need to copy this iso file to a Linux server and mount it to a directory, then copy all the directories and files to a real directory. At last, export the real directory out to the management node.</text:p>
      <text:p text:style-name="P3"/>
      <text:p text:style-name="P3">On the Linux server:</text:p>
      <text:p text:style-name="P29">mount -o loop dvd.GOLD_SP1_61D.v1.iso /mnt</text:p>
      <text:p text:style-name="P29">cp -r /mnt/* /export_cd/*</text:p>
      <text:p text:style-name="code"><text:span text:style-name="T7">export the /export_cd directory out to the management nod</text:span>e</text:p>
      <text:p text:style-name="P2"/>
      <text:p text:style-name="P3">On the management node:</text:p>
      <text:p text:style-name="P29">mount Linux_server:/export_cd /mnt</text:p>
      <text:list xml:id="list34550431" text:continue-numbering="true" text:style-name="L1">
        <text:list-item>
          <text:list>
            <text:list-item>
              <text:h text:style-name="P50" text:outline-level="2">Download the xCAT and dependency packages</text:h>
            </text:list-item>
          </text:list>
        </text:list-item>
      </text:list>
      <text:p text:style-name="P2">OpenSSH:</text:p>
      <text:p text:style-name="P1"><text:a xlink:type="simple" xlink:href="http://sourceforge.net/projects/openssh-aix"><text:span text:style-name="T9">http://sourceforge.net/projects/openssh-aix</text:span></text:a></text:p>
      <text:p text:style-name="P2">For example: you download the openssl pakcage: openssl.9.8.801.tar.Z</text:p>
      <text:p text:style-name="P2"/>
      <text:p text:style-name="P2">OpenSSL:</text:p>
      <text:p text:style-name="P1"><text:a xlink:type="simple" xlink:href="https://www14.software.ibm.com/webapp/iwm/web/preLogin.do?source=aixbp"><text:span text:style-name="T9">https://www14.software.ibm.com/webapp/iwm/web/preLogin.do?source=aixbp</text:span></text:a></text:p>
      <text:p text:style-name="P2">For example: you download the openssh pakcage openssh-5.0_aix61.tar.Z</text:p>
      <text:p text:style-name="P2"/>
      <text:p text:style-name="P2">Get the latest version of xCAT core packages and xCAT dependency packages:</text:p>
      <text:p text:style-name="P29">dep-aix-*.tar.gz</text:p>
      <text:p text:style-name="P29">core-aix-*.tar.gz</text:p>
      <text:p text:style-name="P1"><text:a xlink:type="simple" xlink:href="http://xcat.sourceforge.net/aix/download.html"><text:span text:style-name="T9">http://xcat.sourceforge.net/aix/download.html</text:span></text:a></text:p>
      <text:p text:style-name="P2"><text:soft-page-break/></text:p>
      <text:list xml:id="list34524439" text:continue-numbering="true" text:style-name="L1">
        <text:list-item>
          <text:h text:style-name="P58" text:outline-level="1">Install <text:s/>xCAT and related packages</text:h>
          <text:list>
            <text:list-item>
              <text:h text:style-name="P50" text:outline-level="2">Install <text:span text:style-name="T1">the</text:span> dependency packages</text:h>
            </text:list-item>
          </text:list>
        </text:list-item>
      </text:list>
      <text:p text:style-name="P10">Change into the directory that stores the openssh and openssl you just downloaded.</text:p>
      <text:list xml:id="list34524990" text:continue-numbering="true" text:style-name="L1">
        <text:list-item>
          <text:list>
            <text:list-item>
              <text:list>
                <text:list-item>
                  <text:h text:style-name="P39" text:outline-level="3"><text:span text:style-name="T1">I</text:span>nstall the openssl</text:h>
                </text:list-item>
              </text:list>
            </text:list-item>
          </text:list>
        </text:list-item>
      </text:list>
      <text:p text:style-name="P29">gunzip openssl.9.8.801.tar.Z</text:p>
      <text:p text:style-name="P29">tar xvf openssl.9.8.801.tar</text:p>
      <text:p text:style-name="P29">cd openssl.9.8.801</text:p>
      <text:p text:style-name="P29">installp -a -Y -d . openssl</text:p>
      <text:list xml:id="list34528530" text:continue-numbering="true" text:style-name="L1">
        <text:list-item>
          <text:list>
            <text:list-item>
              <text:list>
                <text:list-item>
                  <text:h text:style-name="P42" text:outline-level="3"><text:span text:style-name="T18">I</text:span><text:span text:style-name="T17">nstall <text:s/>openss</text:span>h</text:h>
                </text:list-item>
              </text:list>
            </text:list-item>
          </text:list>
        </text:list-item>
      </text:list>
      <text:p text:style-name="P29">gunzip openssh-5.0_aix61.tar.Z</text:p>
      <text:p text:style-name="code">tar xvf openssh-5.0_aix61.tar</text:p>
      <text:p text:style-name="P29">installp -a -Y -d . openssh</text:p>
      <text:list xml:id="list34544623" text:continue-numbering="true" text:style-name="L1">
        <text:list-item>
          <text:list>
            <text:list-item>
              <text:list>
                <text:list-item>
                  <text:h text:style-name="P39" text:outline-level="3"><text:span text:style-name="T1">U</text:span>pdate the packages information installed by installp into the rpm database</text:h>
                </text:list-item>
              </text:list>
            </text:list-item>
          </text:list>
        </text:list-item>
      </text:list>
      <text:p text:style-name="code">/usr/sbin/updtvpkg</text:p>
      <text:list xml:id="list34535100" text:continue-numbering="true" text:style-name="L1">
        <text:list-item>
          <text:list>
            <text:list-item>
              <text:h text:style-name="P52" text:outline-level="2">Install <text:s/>xCAT <text:s/>on the AIX</text:h>
              <text:list>
                <text:list-item>
                  <text:h text:style-name="P39" text:outline-level="3">Install the dependency packages of xCAT</text:h>
                </text:list-item>
              </text:list>
            </text:list-item>
          </text:list>
        </text:list-item>
      </text:list>
      <text:p text:style-name="code">gunzip dep-aix-*.tar.gz</text:p>
      <text:p text:style-name="code">tar xvf dep-aix-*.tar</text:p>
      <text:p text:style-name="code">./instoss</text:p>
      <text:list xml:id="list34533080" text:continue-numbering="true" text:style-name="L1">
        <text:list-item>
          <text:list>
            <text:list-item>
              <text:list>
                <text:list-item>
                  <text:h text:style-name="P39" text:outline-level="3">Install the core packages of xCAT</text:h>
                </text:list-item>
              </text:list>
            </text:list-item>
          </text:list>
        </text:list-item>
      </text:list>
      <text:p text:style-name="code">gunzip core-aix-2.1.1.tar.gz</text:p>
      <text:p text:style-name="code">tar xvf core-aix-2.1.1.tar</text:p>
      <text:p text:style-name="code">./instxcat</text:p>
      <text:p text:style-name="P16"><text:span text:style-name="T1">Note: </text:span>If you want <text:span text:style-name="T1">that </text:span>the <text:span text:style-name="T1">file path of xCAT are added into </text:span>$PATH immediately, please <text:span text:style-name="T1">logout</text:span> current shell and login again.</text:p>
      <text:list xml:id="list34554088" text:continue-numbering="true" text:style-name="L1">
        <text:list-item>
          <text:list>
            <text:list-item>
              <text:h text:style-name="P52" text:outline-level="2">Verify the installation</text:h>
            </text:list-item>
          </text:list>
        </text:list-item>
      </text:list>
      <text:p text:style-name="P21">Run the “<text:span text:style-name="T16">lsdef –h</text:span>” to check if the xCAT daemon is working.</text:p>
      <text:p text:style-name="P21">Check to see if the initial xCAT definitions have been created.</text:p>
      <text:p text:style-name="P24">lsdef -t site -l</text:p>
      <text:p text:style-name="P26"/>
      <text:list xml:id="list34529214" text:continue-numbering="true" text:style-name="L1">
        <text:list-item>
          <text:h text:style-name="P60" text:outline-level="1"><text:soft-page-break/>Setup the services for the Management Node</text:h>
          <text:list>
            <text:list-item>
              <text:h text:style-name="P50" text:outline-level="2">Setup the services</text:h>
            </text:list-item>
          </text:list>
        </text:list-item>
      </text:list>
      <text:p text:style-name="P28"><text:span text:style-name="T14">Refer to the part '</text:span>Overview of xCAT support for AIX<text:span text:style-name="T14">' of <text:s/></text:span><text:a xlink:type="simple" xlink:href="https://xcat.svn.sourceforge.net/svnroot/xcat/xcat-core/trunk/xCAT-client/share/doc/xCAT2onAIX.pdf">xCAT2onAIX.pdf</text:a> <text:span text:style-name="T14"><text:s/>to setup <text:s/>the following services on the management node:</text:span></text:p>
      <text:p text:style-name="code">Syslog setup</text:p>
      <text:p text:style-name="code">DNS setup</text:p>
      <text:p text:style-name="code">Remote shell setup</text:p>
      <text:p text:style-name="code">NTP setup</text:p>
      <text:list xml:id="list34551707" text:continue-numbering="true" text:style-name="L1">
        <text:list-item>
          <text:list>
            <text:list-item>
              <text:h text:style-name="P53" text:outline-level="2">Verify following xCAT required services are in active status</text:h>
            </text:list-item>
          </text:list>
        </text:list-item>
      </text:list>
      <text:p text:style-name="code">lssrc -s inetd</text:p>
      <text:p text:style-name="code">lssrc -g nfs</text:p>
      <text:p text:style-name="code"/>
      <text:p text:style-name="Text_20_body">If certain services are inoperative or need to be updated, use the following command to restart the service:</text:p>
      <text:p text:style-name="P31">stopsrc -s &lt;service&gt;<text:tab/></text:p>
      <text:p text:style-name="P31">startsrc -s &lt;service&gt;</text:p>
      <text:list xml:id="list34535586" text:continue-numbering="true" text:style-name="L1">
        <text:list-item>
          <text:h text:style-name="P60" text:outline-level="1">An example of the cluster</text:h>
        </text:list-item>
      </text:list>
      <text:p text:style-name="P10">In order to simplify the introduction of the xCAT management process, an example will be used.</text:p>
      <text:p text:style-name="P10">In this example, the cluster has one management node and three compute nodes. One compute nodes will be installed by the diskfull method, one will be installed by mksysb method and the last one will be booted <text:s/>stateless. </text:p>
      <text:p text:style-name="P10"/>
      <text:p text:style-name="P22">Management node</text:p>
      <text:p text:style-name="P23"><text:tab/><text:span text:style-name="T2">Name:</text:span> mgt_node</text:p>
      <text:p text:style-name="P23"><text:tab/><text:span text:style-name="T2">IP: </text:span>192.168.0.1</text:p>
      <text:p text:style-name="P23"/>
      <text:p text:style-name="P22">Compute nodes</text:p>
      <text:p text:style-name="P23"><text:tab/><text:span text:style-name="T2">Name: </text:span><text:span text:style-name="T14">blade</text:span>_rte – This node will be installed by diskfull method</text:p>
      <text:p text:style-name="P23"><text:tab/><text:span text:style-name="T2">IP: </text:span>192.168.0.10</text:p>
      <text:p text:style-name="P23"><text:tab/><text:span text:style-name="T2">Name: </text:span>blade_mksysb - <text:s/>This node will be installed by mksysb method</text:p>
      <text:p text:style-name="P23"><text:tab/><text:span text:style-name="T2">IP: </text:span>192.168.0.20</text:p>
      <text:p text:style-name="P23"><text:tab/><text:span text:style-name="T2">Name: </text:span>blade_stateless - <text:s/>This node will be booted in stateless model</text:p>
      <text:p text:style-name="P23"><text:tab/><text:span text:style-name="T2">IP: </text:span>192.168.0.30</text:p>
      <text:p text:style-name="P13">Note: There three compute nodes can be managed by different management module, or located in different blade centers.</text:p>
      <text:p text:style-name="P13"/>
      <text:p text:style-name="P22">Management module</text:p>
      <text:p text:style-name="P23"><text:tab/><text:span text:style-name="T2">Name: </text:span>mm_js – The management module which will manage all the three <text:soft-page-break/>compute nodes. </text:p>
      <text:p text:style-name="P25"><text:span text:style-name="T7"><text:tab/></text:span><text:span text:style-name="T8">IP: </text:span><text:span text:style-name="T7">192.168.0.100</text:span></text:p>
      <text:p text:style-name="P23"/>
      <text:p text:style-name="P22">Group of management module</text:p>
      <text:p text:style-name="P23"><text:tab/><text:span text:style-name="T2">Name:</text:span> grp_mm – this group includes all the management modules that you want to manage. </text:p>
      <text:p text:style-name="P23"/>
      <text:p text:style-name="P22">Group of blade </text:p>
      <text:p text:style-name="P23"><text:tab/><text:span text:style-name="T2">Name: </text:span>grp_blade – this group contains all the compute nodes that you want to manage.</text:p>
      <text:p text:style-name="P23"><text:tab/><text:span text:style-name="T2">Name: </text:span>grp_rte – this group contains all the compute nodes that will be installed by diskfull method.</text:p>
      <text:p text:style-name="P23"><text:span text:style-name="T2"><text:tab/>Name: </text:span>grp_mksysb – this group contains all the compute nodes that will be installed by mksysb method.</text:p>
      <text:p text:style-name="P23"><text:span text:style-name="T2"><text:tab/>Name: </text:span>grp_stateless – this group contains all the compute nodes that will be booted in stateless model.</text:p>
      <text:p text:style-name="P23"/>
      <text:p text:style-name="P17"/>
      <text:list xml:id="list34532026" text:continue-numbering="true" text:style-name="L1">
        <text:list-item>
          <text:h text:style-name="P60" text:outline-level="1">Create the NIM image</text:h>
        </text:list-item>
      </text:list>
      <text:p text:style-name="Text_20_body"><text:span text:style-name="T10">The xCAT </text:span><text:span text:style-name="T11">osimage </text:span><text:span text:style-name="T10">definition contains information that can be used to install an AIX operating system. You can create different osimages for different requirements. </text:span></text:p>
      <text:list xml:id="list34539552" text:continue-numbering="true" text:style-name="L1">
        <text:list-item>
          <text:list>
            <text:list-item>
              <text:h text:style-name="P52" text:outline-level="2">Create default image for NIM</text:h>
            </text:list-item>
          </text:list>
        </text:list-item>
      </text:list>
      <text:p text:style-name="P6">mknimimage command can be used to create the xCAT osimage that defined<text:span text:style-name="T5"> the required NIM installation resources</text:span></text:p>
      <text:list xml:id="list34528079" text:continue-numbering="true" text:style-name="L1">
        <text:list-item>
          <text:list>
            <text:list-item>
              <text:h text:style-name="P51" text:outline-level="2">For diskfull <text:span text:style-name="T1"><text:s/></text:span>installation</text:h>
            </text:list-item>
          </text:list>
        </text:list-item>
      </text:list>
      <text:p text:style-name="P10">You can use following command to create a default osimage for a diskfull installation. </text:p>
      <text:p text:style-name="code">mknimimage -V -s /<text:span text:style-name="T1">mnt </text:span>610image</text:p>
      <text:p text:style-name="code"/>
      <text:p text:style-name="P17">Note: you can refer to the <text:a xlink:type="simple" xlink:href="https://xcat.svn.sourceforge.net/svnroot/xcat/xcat-core/trunk/xCAT-client/share/doc/xCAT2onAIXinstall.pdf"><text:span text:style-name="T2">xCAT2onAIXinstall.pdf</text:span></text:a><text:a xlink:type="simple" xlink:href="https://xcat.svn.sourceforge.net/svnroot/xcat/xcat-core/trunk/xCAT-client/share/doc/xCAT2onAIXinstall.pdf"> </text:a>to customize the osimage for diskfull installation.</text:p>
      <text:list xml:id="list34540618" text:continue-numbering="true" text:style-name="L1">
        <text:list-item>
          <text:list>
            <text:list-item>
              <text:h text:style-name="P52" text:outline-level="2">For mksysb method installation</text:h>
            </text:list-item>
          </text:list>
        </text:list-item>
      </text:list>
      <text:p text:style-name="P11">You can use following two kinds of sources to create the mksysb image:</text:p>
      <text:p text:style-name="P11"><text:s text:c="4"/>1. A node with a diskfull install, and that it has been updated and configured as desired.</text:p>
      <text:p text:style-name="P11"><text:s text:c="4"/>2. A backup image that created by mksysb command.</text:p>
      <text:p text:style-name="P11">In the example, the node which installed by diskfull will be used as the source to create the mksysb image. Since a diskfull installed node is needed, the detail of creating NIM image will be introduced in the section 'Initialize the AIX/NIM nodes' of this document.</text:p>
      <text:p text:style-name="P11"/>
      <text:p text:style-name="P14">Note: you can refer to the part '<text:span text:style-name="T2">Create an operating system image</text:span>' of <text:a xlink:type="simple" xlink:href="https://xcat.svn.sourceforge.net/svnroot/xcat/xcat-core/trunk/xCAT-client/share/doc/xCAT2onAIXmksysb.pdf"><text:span text:style-name="T2">xCAT2onAIXmksysb.pdf</text:span></text:a> to get more detail information.</text:p>
      <text:list xml:id="list34550720" text:continue-numbering="true" text:style-name="L1">
        <text:list-item>
          <text:list>
            <text:list-item>
              <text:h text:style-name="P52" text:outline-level="2"><text:soft-page-break/>For <text:span text:style-name="T1">state</text:span>less installation</text:h>
            </text:list-item>
          </text:list>
        </text:list-item>
      </text:list>
      <text:p text:style-name="P10">You <text:s/>use following command to create a default osimage for stateless installation.</text:p>
      <text:p text:style-name="code">mknimimage -V -t diskless -s /<text:span text:style-name="T1">mnt</text:span> 61cosi</text:p>
      <text:p text:style-name="P10"/>
      <text:p text:style-name="P17">Note: you can refer to the part '<text:span text:style-name="T2">Create an operating system image</text:span>' of <text:a xlink:type="simple" xlink:href="https://xcat.svn.sourceforge.net/svnroot/xcat/xcat-core/trunk/xCAT-client/share/doc/xCAT2onAIXDiskless.pdf"><text:span text:style-name="T2">xCAT2onAIXDiskless.pdf</text:span></text:a> to customize the osimage for stateless installation.</text:p>
      <text:p text:style-name="P10"/>
      <text:list xml:id="list34545780" text:continue-numbering="true" text:style-name="L1">
        <text:list-item>
          <text:list>
            <text:list-item>
              <text:h text:style-name="P52" text:outline-level="2">Update the osimage with SSH/SSL software </text:h>
            </text:list-item>
          </text:list>
        </text:list-item>
      </text:list>
      <text:p text:style-name="P12">You will have to install <text:span text:style-name="T12">openssl </text:span>and <text:span text:style-name="T12">openssh </text:span>along with several additional requisite software packages.</text:p>
      <text:p text:style-name="P12">To help facilitate this task xCAT ships two AIX installp_bundle files. They are called xCATaixSSL.bnd and xCATaixSSH.bnd, and they are included in the xCAT tar file.</text:p>
      <text:p text:style-name="P12">The basic process is:</text:p>
      <text:p text:style-name="P12">● Copy the required software to the lpp_source resource that you used to create your SPOT.</text:p>
      <text:p text:style-name="P12">● Define the bundle NIM resource </text:p>
      <text:p text:style-name="P12">● Install the software in the SPOT. (This step only needed by diskless osimage)</text:p>
      <text:p text:style-name="P12">● Add the bundle resources into the xCAT osimage definition</text:p>
      <text:p text:style-name="P12"/>
      <text:p text:style-name="P15">Copy the software</text:p>
      <text:p text:style-name="P12">You will need the openssl and openssh packages that you installed on the management server earlier in this process. You will also need some prerequisite RPM packages that were included in the xCAT dependency tar file. The easiest way to copy the software to the correct locations is to use the “nim -o update ..” command. Just provide the directory that contains your software and the NIM</text:p>
      <text:p text:style-name="P12">lpp_source resource name. (ie. “61cosi_lpp_source”).</text:p>
      <text:p text:style-name="P12">For example, update the software into the 610image lpp source:</text:p>
      <text:p text:style-name="P12">Copy all the packages which list in the xCATaixSSL.bnd and xCATaixSSH.bnd to directory /tmp/myimages, then run following command:</text:p>
      <text:p text:style-name="P32">nim -o update -a packages=all -a source=/tmp/myimages <text:span text:style-name="T19">610image</text:span>_lpp_source</text:p>
      <text:p text:style-name="P12"/>
      <text:p text:style-name="P15">Define the bundle resource</text:p>
      <text:p text:style-name="P12">Copy the bundle files ( xCATaixSN.bnd and xCATaixSSH.bnd) to a location where they can be defined as a NIM resource, for example “/install/nim/installp_bundle”.</text:p>
      <text:p text:style-name="P12">To define the NIM resources you can run the following commands.</text:p>
      <text:p text:style-name="P32">nim -o define -t installp_bundle -a server=master -a location=/install/nim/installp_bundle/xCATaixSSL.bnd xCATaixSSL</text:p>
      <text:p text:style-name="P32">nim -o define -t installp_bundle -a server=master -a location=/install/nim/installp_bundle/xCATaixSSH.bnd xCATaixSSH</text:p>
      <text:p text:style-name="P17"><text:span text:style-name="T2">Note</text:span>: You cannot update a SPOT that is currently allocated. To check to see if the SPOT is allocated you could run the following command:</text:p>
      <text:p text:style-name="P32">lsnim -l &lt;spot name&gt;</text:p>
      <text:p text:style-name="P12"><text:soft-page-break/></text:p>
      <text:p text:style-name="P15">Install the software into the SPOT. (For diskless)</text:p>
      <text:p text:style-name="P12">To install additional software in the SPOT you can use the “mknimimage -u” command.</text:p>
      <text:p text:style-name="P12">To Install the softwares into the SPOT.</text:p>
      <text:p text:style-name="P35">mknimimage -u 61cosi installp_bundle="xCATaixSSL,xCATaixSSH" installp_flags=agcQX</text:p>
      <text:p text:style-name="P12">Refer to the NIM documentation for more information on how to use the NIM commands mentioned above.</text:p>
      <text:p text:style-name="P12"/>
      <text:p text:style-name="P15">Add the bundle resources into the xCAT osimage definition</text:p>
      <text:p text:style-name="P63">This step is necessary for diskfull osimage, so that NIM can know which bundles should be installed on the node. For diskless osimage, although it is not required it would be good to add the xCATaixSSL and xCATaixSSH bundle names to the xCAT osimage definition. This is a way to have a record of what additional software has been installed in the SPOT. </text:p>
      <text:p text:style-name="P63">To add the nim bundles into the xCAT osimage:</text:p>
      <text:p text:style-name="P35">chdef -t osimage -o <text:span text:style-name="T15">610image</text:span> installp_bundle="xCATaixSSL,xCATaixSSH"</text:p>
      <text:p text:style-name="P10"/>
      <text:list xml:id="list34552463" text:continue-numbering="true" text:style-name="L1">
        <text:list-item>
          <text:h text:style-name="P60" text:outline-level="1">Setup the attributes for the cluster</text:h>
          <text:list>
            <text:list-item>
              <text:h text:style-name="P54" text:outline-level="2">Define the <text:span text:style-name="T1">AMM</text:span> <text:span text:style-name="T1">object</text:span></text:h>
            </text:list-item>
          </text:list>
        </text:list-item>
      </text:list>
      <text:p text:style-name="P27">AMM is the management module of the Blade Center, it's the hardware control point of the blade nodes to be managed for rpower, rcons, rscan, rbootseq funtions. </text:p>
      <text:p text:style-name="P27">xCAT requires the AMM management module. <text:s/>It does not support MM's. </text:p>
      <text:p text:style-name="P27">In this section, the AMM will be defined as an xCAT node object, then you can use this object in the xCAT commands like <text:s/>rspconfig. In addition, all the management modules will be added into one or multiple group to simplify the operation against multiple management module objects.</text:p>
      <text:list xml:id="list34533206" text:continue-numbering="true" text:style-name="L1">
        <text:list-item>
          <text:list>
            <text:list-item>
              <text:list>
                <text:list-item>
                  <text:h text:style-name="P43" text:outline-level="3">Define AMMs as Nodes</text:h>
                </text:list-item>
              </text:list>
            </text:list-item>
          </text:list>
        </text:list-item>
      </text:list>
      <text:p text:style-name="P27">Add an AMM named mm_js as a node object and add it into the management module group <text:s/>grp_mm.</text:p>
      <text:p text:style-name="P31">nodeadd mm_js groups=all,grp_mm</text:p>
      <text:list xml:id="list34544829" text:continue-numbering="true" text:style-name="L1">
        <text:list-item>
          <text:list>
            <text:list-item>
              <text:list>
                <text:list-item>
                  <text:h text:style-name="P44" text:outline-level="3"><text:span text:style-name="T1">D</text:span>efine the hardware control <text:span text:style-name="T1">type</text:span> for the management modules</text:h>
                </text:list-item>
              </text:list>
            </text:list-item>
          </text:list>
        </text:list-item>
      </text:list>
      <text:p text:style-name="P10">Define all the management modules in the <text:s/>grp_mm group use the <text:span text:style-name="T2">blade</text:span> as their's management model.</text:p>
      <text:p text:style-name="code"><text:span text:style-name="T1">chdef -t node -o grp_mm mgt=blade</text:span><text:tab/></text:p>
      <text:list xml:id="list34534013" text:continue-numbering="true" text:style-name="L1">
        <text:list-item>
          <text:list>
            <text:list-item>
              <text:list>
                <text:list-item>
                  <text:h text:style-name="P44" text:outline-level="3"><text:soft-page-break/>Define the mpa (Hardware control attribute) for the <text:span text:style-name="T1">management modules</text:span></text:h>
                </text:list-item>
              </text:list>
            </text:list-item>
          </text:list>
        </text:list-item>
      </text:list>
      <text:p text:style-name="P10">For the management module object, set the mpa attribute as itself.</text:p>
      <text:p text:style-name="code">chdef -t node -o <text:span text:style-name="T1">mm_js</text:span> mpa=<text:span text:style-name="T1">mm_js</text:span></text:p>
      <text:list xml:id="list34526161" text:continue-numbering="true" text:style-name="L1">
        <text:list-item>
          <text:list>
            <text:list-item>
              <text:list>
                <text:list-item>
                  <text:h text:style-name="P44" text:outline-level="3">Define the ip and hostname of m<text:span text:style-name="T1">amagement modules</text:span></text:h>
                </text:list-item>
              </text:list>
            </text:list-item>
          </text:list>
        </text:list-item>
      </text:list>
      <text:p text:style-name="P31">chdef -t node -o mm_js ip=192.168.0.100</text:p>
      <text:p text:style-name="P31">makehosts</text:p>
      <text:list xml:id="list34525901" text:continue-numbering="true" text:style-name="L1">
        <text:list-item>
          <text:list>
            <text:list-item>
              <text:h text:style-name="P53" text:outline-level="2">Setup the AMMs</text:h>
            </text:list-item>
          </text:list>
        </text:list-item>
      </text:list>
      <text:p text:style-name="P20">Note: Only the AMM is supported. If your blade center just has MM, you need to replace it with AMM to complete the management process.</text:p>
      <text:list xml:id="list34524385" text:continue-numbering="true" text:style-name="L1">
        <text:list-item>
          <text:list>
            <text:list-item>
              <text:list>
                <text:list-item>
                  <text:h text:style-name="P44" text:outline-level="3"><text:span text:style-name="T1">E</text:span>nable the snmp and ssh services</text:h>
                </text:list-item>
              </text:list>
            </text:list-item>
          </text:list>
        </text:list-item>
      </text:list>
      <text:p text:style-name="P10">Enable the snmp and ssh services for all management modules in the group <text:span text:style-name="T2">grp_mm</text:span>.</text:p>
      <text:p text:style-name="code">rspconfig <text:span text:style-name="T1">grp_mm</text:span> snmpcfg=enable sshcfg=enable</text:p>
      <text:p text:style-name="code">rspconfig <text:span text:style-name="T1">grp_mm</text:span> pd1=redwoperf pd2=redwoperf</text:p>
      <text:list xml:id="list34544055" text:continue-numbering="true" text:style-name="L1">
        <text:list-item>
          <text:list>
            <text:list-item>
              <text:list>
                <text:list-item>
                  <text:h text:style-name="P44" text:outline-level="3">Update the <text:span text:style-name="T1">firmware</text:span> of AMM</text:h>
                </text:list-item>
              </text:list>
            </text:list-item>
          </text:list>
        </text:list-item>
      </text:list>
      <text:p text:style-name="P9">If you get this message "SSH supported on AMM with minimum firmware BPET32", that mean<text:span text:style-name="T1">s</text:span> the firmware needs to be <text:span text:style-name="T1">upgraded</text:span>. </text:p>
      <text:p text:style-name="P9"><text:tab/>Download it from <text:span text:style-name="T1">IBM</text:span> web site, and unp<text:span text:style-name="T1">ackage</text:span> it to the /tftpboot</text:p>
      <text:p text:style-name="P9"><text:tab/><text:span text:style-name="T1">F</text:span>rom the <text:span text:style-name="T1">AMM</text:span>, run the command: update -i <text:span text:style-name="T1">ip_of_src</text:span> -l cnetrgus.pkt -v -T mm[1]; reset -T mm[1]</text:p>
      <text:list xml:id="list34529652" text:continue-numbering="true" text:style-name="L1">
        <text:list-item>
          <text:list>
            <text:list-item>
              <text:h text:style-name="P53" text:outline-level="2">Create the xcat networks</text:h>
            </text:list-item>
          </text:list>
        </text:list-item>
      </text:list>
      <text:p text:style-name="P10">Specify which network will be used for the installation process. </text:p>
      <text:p text:style-name="P9">You need <text:span text:style-name="T1">to specify </text:span>a name for the network and values for the following attributes.</text:p>
      <text:p text:style-name="P9"><text:span text:style-name="T2">net</text:span> The network address.</text:p>
      <text:p text:style-name="P9"><text:span text:style-name="T2">mask</text:span> The network mask.</text:p>
      <text:p text:style-name="P9"><text:span text:style-name="T2">gateway</text:span> The network gateway.<text:tab/></text:p>
      <text:p text:style-name="P4">mkdef -t network -o xcat_ent<text:span text:style-name="T1">1</text:span> net=192.168.<text:span text:style-name="T1">0</text:span>.0 mask=255.255.255.0 gateway=192.168.<text:span text:style-name="T1">0.1</text:span></text:p>
      <text:p text:style-name="P2">Note: If your cluster has multiple subnets for compute nodes, then corresponding xCAT and NIM network need to be created.</text:p>
      <text:list xml:id="list34545974" text:continue-numbering="true" text:style-name="L1">
        <text:list-item>
          <text:list>
            <text:list-item>
              <text:h text:style-name="P53" text:outline-level="2">Set Up the Password Table</text:h>
            </text:list-item>
          </text:list>
        </text:list-item>
      </text:list>
      <text:p text:style-name="P9">Add <text:span text:style-name="T1">the </text:span>needed passwords to the passwd table <text:span text:style-name="T1">for installation</text:span>. </text:p>
      <text:p text:style-name="P9"><text:span text:style-name="T1">T</text:span>he “system” password will be the password assigned to the root <text:span text:style-name="T1">account of new installed node</text:span>. The “blade” password will be used for communicati<text:span text:style-name="T1">ng</text:span> <text:span text:style-name="T1">with</text:span> the management module.</text:p>
      <text:p text:style-name="code">chtab key=system passwd.username=root passwd.password=cluster</text:p>
      <text:p text:style-name="code">chtab key=blade passwd.username=USERID passwd.password=PASSW0RD</text:p>
      <text:p text:style-name="code"><text:soft-page-break/></text:p>
      <text:p text:style-name="P17">Note: In above examples, the values of the username and password are for example, you should set them depend on your specific situation.</text:p>
      <text:p text:style-name="P17"/>
      <text:list xml:id="list34535409" text:continue-numbering="true" text:style-name="L1">
        <text:list-item>
          <text:h text:style-name="P57" text:outline-level="1">Define <text:span text:style-name="T1">the</text:span> compute node</text:h>
          <text:list>
            <text:list-item>
              <text:h text:style-name="P51" text:outline-level="2">Define the nodes of blade by rscan</text:h>
            </text:list-item>
          </text:list>
        </text:list-item>
      </text:list>
      <text:p text:style-name="P10">Use the rscan command to scan all the blades which managed by the management modules in the group <text:s/>grp_mm.</text:p>
      <text:p text:style-name="code">rscan <text:span text:style-name="T1">grp_mm</text:span> -z &gt; bld.stanza</text:p>
      <text:p text:style-name="P10">All the blades definition have been written into the bld.stanza. You can remove the definition of the blades that will not be managed from the bld.stanza. And then perform the following command to define the blade nodes.</text:p>
      <text:p text:style-name="code">cat bld.stanza | mkdef -z</text:p>
      <text:p text:style-name="P31">lsdef blade</text:p>
      <text:p text:style-name="P31"/>
      <text:p text:style-name="P10">After this step, you can find all the blade nodes blade_rte, blade_mksysb and blade_stateless which managed by grp_mm have been defined in the management node. </text:p>
      <text:list xml:id="list34529517" text:continue-numbering="true" text:style-name="L1">
        <text:list-item>
          <text:list>
            <text:list-item>
              <text:h text:style-name="P54" text:outline-level="2">Add the nodes into the group grp_blade</text:h>
            </text:list-item>
          </text:list>
        </text:list-item>
      </text:list>
      <text:p text:style-name="code">chdef -t node -o <text:s/>blade_rte groups=grp_blade,grp_rte,blade,all</text:p>
      <text:p text:style-name="code">chdef -t node -o <text:s/>blade_mksysb groups=grp_blade,grp_mksysb,blade,all</text:p>
      <text:p text:style-name="code">chdef -t node -o <text:s/>blade_sateless groups=grp_blade,grp_stateless,blade,all</text:p>
      <text:list xml:id="list34541805" text:continue-numbering="true" text:style-name="L1">
        <text:list-item>
          <text:list>
            <text:list-item>
              <text:h text:style-name="P54" text:outline-level="2">Setup the attributes of the node</text:h>
              <text:list>
                <text:list-item>
                  <text:h text:style-name="P45" text:outline-level="3">Set the IP and hostname of the node</text:h>
                </text:list-item>
              </text:list>
            </text:list-item>
          </text:list>
        </text:list-item>
      </text:list>
      <text:p text:style-name="code">chdef -t node -o blade_rte ip=192.168.0.10</text:p>
      <text:p text:style-name="code">chdef -t node -o blade_mksysb ip=192.168.0.20</text:p>
      <text:p text:style-name="code">chdef -t node -o blade_stateless ip=192.168.0.30</text:p>
      <text:p text:style-name="code"/>
      <text:p text:style-name="code">makehosts</text:p>
      <text:list xml:id="list34531525" text:continue-numbering="true" text:style-name="L1">
        <text:list-item>
          <text:list>
            <text:list-item>
              <text:list>
                <text:list-item>
                  <text:h text:style-name="P45" text:outline-level="3">Set Up the nodehm table</text:h>
                </text:list-item>
              </text:list>
            </text:list-item>
          </text:list>
        </text:list-item>
      </text:list>
      <text:p text:style-name="P9">Specify that the Blade Center management module should be used for hardware management.</text:p>
      <text:p text:style-name="P31">chdef -t node -o grp_blade mgt=blade cons=blade</text:p>
      <text:list xml:id="list34533283" text:continue-numbering="true" text:style-name="L1">
        <text:list-item>
          <text:list>
            <text:list-item>
              <text:list>
                <text:list-item>
                  <text:h text:style-name="P45" text:outline-level="3">Setup the noderes table</text:h>
                </text:list-item>
              </text:list>
            </text:list-item>
          </text:list>
        </text:list-item>
      </text:list>
      <text:p text:style-name="P9"><text:span text:style-name="T1">You need to specify the </text:span><text:span text:style-name="T3">installnic</text:span><text:span text:style-name="T1"> of the compute nodes before the installation.</text:span></text:p>
      <text:p text:style-name="P31">chdef -t node -o grp_blade installnic=eth0 primarynic=eth0</text:p>
      <text:p text:style-name="P31"/>
      <text:p text:style-name="P16"><text:soft-page-break/><text:span text:style-name="T1">Note: The attribute installnic is t</text:span>he network adapter on the node that will be used for OS deployment. <text:span text:style-name="T1">The attribute primarynic is the network adapter on the node that will be used for xCAT management.</text:span></text:p>
      <text:list xml:id="list34545159" text:continue-numbering="true" text:style-name="L1">
        <text:list-item>
          <text:list>
            <text:list-item>
              <text:h text:style-name="P54" text:outline-level="2">Get MAC addresses</text:h>
            </text:list-item>
          </text:list>
        </text:list-item>
      </text:list>
      <text:p text:style-name="P10"><text:s/>Get the mac address of the all the compute nodes and write them into the mac table.</text:p>
      <text:p text:style-name="code">getmacs <text:span text:style-name="T1"><text:s/>grp_blade</text:span></text:p>
      <text:p text:style-name="P17">Note: After the executing of the command, check whether the mac of compute nodes have been written into the mac table.</text:p>
      <text:p text:style-name="P17"/>
      <text:list xml:id="list34553679" text:continue-numbering="true" text:style-name="L1">
        <text:list-item>
          <text:h text:style-name="P57" text:outline-level="1">Initialize the AIX/NIM nodes</text:h>
          <text:list>
            <text:list-item>
              <text:h text:style-name="P51" text:outline-level="2">For a diskfull installation </text:h>
              <text:p text:style-name="P62">Create the NIM client <text:span text:style-name="T9">definition</text:span>:</text:p>
            </text:list-item>
          </text:list>
        </text:list-item>
      </text:list>
      <text:p text:style-name="code">xcat2nim -t <text:span text:style-name="T1">node</text:span> <text:span text:style-name="T1">grp_rte</text:span></text:p>
      <text:p text:style-name="P9"><text:tab/></text:p>
      <text:p text:style-name="P9">Initialize the AIX/NIM nodes:</text:p>
      <text:p text:style-name="code">nimnodeset -i 610image<text:span text:style-name="T1"> grp_rte</text:span></text:p>
      <text:list xml:id="list34551245" text:continue-numbering="true" text:style-name="L1">
        <text:list-item>
          <text:list>
            <text:list-item>
              <text:h text:style-name="P54" text:outline-level="2">For a mksysb <text:s/>installation</text:h>
            </text:list-item>
          </text:list>
        </text:list-item>
      </text:list>
      <text:p text:style-name="P10">The mksysb method described here relys on the node blade_rte which was <text:s/>installed diskfull.</text:p>
      <text:p text:style-name="P17">Note:Please make sure the node <text:span text:style-name="T2">blade_rte</text:span> has been installed successfully by the diskfull method before starting this step.</text:p>
      <text:p text:style-name="P17"/>
      <text:list xml:id="list34530376" text:continue-numbering="true" text:style-name="L1">
        <text:list-header>
          <text:p text:style-name="P62"><text:span text:style-name="T2">[Prerequisite]</text:span>: Change the entry 'fsize = 2097151' to 'fsize = -1' in the default section of /etc/security/limits file on the source node blade_rte to make sure it has enough file size to store the mksysb file.</text:p>
        </text:list-header>
      </text:list>
      <text:p text:style-name="P10">Create the mksysb image</text:p>
      <text:p text:style-name="code">mknimimage -m mksysb -n blade_rte 610sysb spot=610image</text:p>
      <text:p text:style-name="P10"/>
      <text:list xml:id="list34537509" text:continue-numbering="true" text:style-name="L1">
        <text:list-item>
          <text:list>
            <text:list-header>
              <text:p text:style-name="P49">Create the NIM client definition:</text:p>
            </text:list-header>
          </text:list>
        </text:list-item>
      </text:list>
      <text:p text:style-name="code">xcat2nim -t <text:span text:style-name="T1">node</text:span> <text:span text:style-name="T1"><text:s/>grp_mksysb</text:span></text:p>
      <text:p text:style-name="P9"><text:tab/></text:p>
      <text:p text:style-name="P9">Initialize the AIX/NIM nodes:</text:p>
      <text:p text:style-name="P34">nimnodeset -i 610sysb grp_mksysb</text:p>
      <text:list xml:id="list34529042" text:continue-numbering="true" text:style-name="L1">
        <text:list-item>
          <text:list>
            <text:list-item>
              <text:h text:style-name="P51" text:outline-level="2">For <text:span text:style-name="T1">state</text:span>less (diskless) <text:s/>installation</text:h>
            </text:list-item>
          </text:list>
        </text:list-item>
      </text:list>
      <text:p text:style-name="P10">Define and initialize the NIM machines which contained in the grp_stateless</text:p>
      <text:p text:style-name="code">mkdsklsnode -i 61cosi <text:s/>grp_stateless</text:p>
      <text:p text:style-name="P10"/>
      <text:p text:style-name="P10"><text:soft-page-break/>After this step, you can use the 'lsnim -l' to display the NIM machines which have been defined.</text:p>
      <text:p text:style-name="P10"/>
      <text:list xml:id="list34533755" text:continue-numbering="true" text:style-name="L1">
        <text:list-item>
          <text:h text:style-name="P58" text:outline-level="1">Setup the console </text:h>
          <text:list>
            <text:list-item>
              <text:h text:style-name="P51" text:outline-level="2"><text:span text:style-name="T1">Setup</text:span> the conserver</text:h>
            </text:list-item>
          </text:list>
        </text:list-item>
      </text:list>
      <text:p text:style-name="P9"><text:span text:style-name="T1">Configure the conserver and start it:</text:span><text:tab/></text:p>
      <text:p text:style-name="code"><text:span text:style-name="T1">m</text:span>akeconservercf</text:p>
      <text:list xml:id="list34543792" text:continue-numbering="true" text:style-name="L1">
        <text:list-item>
          <text:list>
            <text:list-item>
              <text:h text:style-name="P54" text:outline-level="2"><text:span text:style-name="T1">[rte/mksysb] </text:span>Set the console parameter</text:h>
            </text:list-item>
          </text:list>
        </text:list-item>
      </text:list>
      <text:p text:style-name="P10">Set the CONSOLE to /dev/vty0, so that you can get the console output from the rcons command in the installation process. </text:p>
      <text:p text:style-name="code">vi /install/nim/bosinst_data/610image_bosinst_data</text:p>
      <text:p text:style-name="code">Modify the attribute CONSOLE from:</text:p>
      <text:p text:style-name="code"><text:tab/>CONSOLE = Default</text:p>
      <text:p text:style-name="code">to</text:p>
      <text:p text:style-name="code"><text:tab/>CONSOLE =/dev/vty0</text:p>
      <text:list xml:id="list34538478" text:continue-numbering="true" text:style-name="L1">
        <text:list-item>
          <text:list>
            <text:list-item>
              <text:h text:style-name="P51" text:outline-level="2">Open a console to monitor the installation process</text:h>
            </text:list-item>
          </text:list>
        </text:list-item>
      </text:list>
      <text:p text:style-name="code">rcons <text:s/>blade_rte</text:p>
      <text:p text:style-name="P30"/>
      <text:list xml:id="list34532113" text:continue-numbering="true" text:style-name="L1">
        <text:list-item>
          <text:h text:style-name="P61" text:outline-level="1">Install the nodes</text:h>
          <text:list>
            <text:list-item>
              <text:h text:style-name="P54" text:outline-level="2"><text:span text:style-name="T1">S</text:span>et the boot seq<text:span text:style-name="T1">uence</text:span></text:h>
            </text:list-item>
          </text:list>
        </text:list-item>
      </text:list>
      <text:p text:style-name="P10">Set the network as the first boot sequence, the hard disk as the next boot sequence.</text:p>
      <text:p text:style-name="code">rbootseq <text:span text:style-name="T1">grp_blade</text:span> net,hd</text:p>
      <text:list xml:id="list34543811" text:continue-numbering="true" text:style-name="L1">
        <text:list-item>
          <text:list>
            <text:list-item>
              <text:h text:style-name="P54" text:outline-level="2">Start the installation</text:h>
            </text:list-item>
          </text:list>
        </text:list-item>
      </text:list>
      <text:p text:style-name="P10">Use the rpower command to restart the nodes in the grp_blade group, and then all nodes will boot up from network to start the installation.</text:p>
      <text:p text:style-name="code">rpower <text:span text:style-name="T1">grp_blade</text:span> reset</text:p>
      <text:p text:style-name="code"/>
      <text:list xml:id="list34540871" text:continue-numbering="true" text:style-name="L1">
        <text:list-item>
          <text:h text:style-name="P61" text:outline-level="1">Advanced management</text:h>
        </text:list-item>
      </text:list>
      <text:p text:style-name="P10">To get following advanced management functions, please refer to the <text:a xlink:type="simple" xlink:href="https://xcat.svn.sourceforge.net/svnroot/xcat/xcat-core/trunk/xCAT-client/share/doc/xCAT2onAIXmksysb.pdf">xCAT2onAIXmksysb.pdf</text:a>, <text:a xlink:type="simple" xlink:href="https://xcat.svn.sourceforge.net/svnroot/xcat/xcat-core/trunk/xCAT-client/share/doc/xCAT2onAIXDiskless.pdf">xCAT2onAIXDiskless.pdf</text:a> and <text:a xlink:type="simple" xlink:href="https://xcat.svn.sourceforge.net/svnroot/xcat/xcat-core/trunk/xCAT-client/share/doc/xCAT2onAIXinstall.pdf">xCAT2onAIXinstall.pdf</text:a> <text:span text:style-name="T13">.</text:span></text:p>
      <text:list xml:id="list34512518" text:style-name="L2">
        <text:list-item>
          <text:p text:style-name="P55">Install additional software</text:p>
        </text:list-item>
        <text:list-item>
          <text:p text:style-name="P55">Add or modify files</text:p>
        </text:list-item>
        <text:list-item>
          <text:p text:style-name="P55">Using other NIM resources</text:p>
        </text:list-item>
        <text:list-item>
          <text:p text:style-name="P55">Booting a “dataless” node </text:p>
        </text:list-item>
        <text:list-item>
          <text:p text:style-name="P55"><text:soft-page-break/>Specifying additional values for the NIM node initialization </text:p>
        </text:list-item>
        <text:list-item>
          <text:p text:style-name="P55">Updating AIX diskless nodes using xCAT</text:p>
        </text:list-item>
        <text:list-item>
          <text:p text:style-name="P55">Removing NIM machine definitions</text:p>
        </text:list-item>
        <text:list-item>
          <text:p text:style-name="P55">Removing NIM resources</text:p>
        </text:list-item>
      </text:list>
      <text:p text:style-name="P33"/>
      <text:list xml:id="list34538016" text:continue-list="list34540871" text:style-name="L1">
        <text:list-item>
          <text:h text:style-name="P57" text:outline-level="1">troubleshooting tips</text:h>
          <text:list>
            <text:list-item>
              <text:p text:style-name="P47">rcons command does not display output after installation</text:p>
              <text:list>
                <text:list-item>
                  <text:list>
                    <text:list-item>
                      <text:list>
                        <text:list-item>
                          <text:list>
                            <text:list-item>
                              <text:list>
                                <text:list-item>
                                  <text:list>
                                    <text:list-item>
                                      <text:list>
                                        <text:list-item>
                                          <text:list>
                                            <text:list-header>
                                              <text:p text:style-name="P48"><text:s/><text:tab/>run following command on the up running node</text:p>
                                              <text:p text:style-name="P56"><text:s text:c="2"/><text:tab/>chcons /dev/vty0</text:p>
                                            </text:list-header>
                                          </text:list>
                                        </text:list-item>
                                      </text:list>
                                    </text:list-item>
                                  </text:list>
                                </text:list-item>
                              </text:list>
                            </text:list-item>
                          </text:list>
                        </text:list-item>
                      </text:list>
                    </text:list-item>
                  </text:list>
                </text:list-item>
              </text:list>
            </text:list-item>
            <text:list-item>
              <text:p text:style-name="P46"><text:span text:style-name="T1">Check</text:span> /etc/bootptab to make sure an entry exists for the node.</text:p>
            </text:list-item>
            <text:list-item>
              <text:p text:style-name="P46"><text:span text:style-name="T1">Check</text:span> that the information in /tftpboot/&lt;node&gt;.info is correct.</text:p>
            </text:list-item>
            <text:list-item>
              <text:p text:style-name="P46">Stop and restart inetd:</text:p>
              <text:list>
                <text:list-item>
                  <text:list>
                    <text:list-item>
                      <text:list>
                        <text:list-item>
                          <text:list>
                            <text:list-item>
                              <text:list>
                                <text:list-item>
                                  <text:list>
                                    <text:list-item>
                                      <text:list>
                                        <text:list-item>
                                          <text:list>
                                            <text:list-header>
                                              <text:p text:style-name="P56"><text:tab/>stopsrc -s inetd</text:p>
                                              <text:p text:style-name="P56"><text:tab/>startsrc -s inetd</text:p>
                                            </text:list-header>
                                          </text:list>
                                        </text:list-item>
                                      </text:list>
                                    </text:list-item>
                                  </text:list>
                                </text:list-item>
                              </text:list>
                            </text:list-item>
                          </text:list>
                        </text:list-item>
                      </text:list>
                    </text:list-item>
                  </text:list>
                </text:list-item>
              </text:list>
            </text:list-item>
            <text:list-item>
              <text:p text:style-name="P46">Stop and restart tftp<text:span text:style-name="T1">d</text:span>:</text:p>
              <text:list>
                <text:list-item>
                  <text:list>
                    <text:list-item>
                      <text:list>
                        <text:list-item>
                          <text:list>
                            <text:list-item>
                              <text:list>
                                <text:list-item>
                                  <text:list>
                                    <text:list-item>
                                      <text:list>
                                        <text:list-item>
                                          <text:list>
                                            <text:list-header>
                                              <text:p text:style-name="P56"><text:tab/>stopsrc -s tftpd</text:p>
                                              <text:p text:style-name="P56"><text:tab/>startsrc -s tftpd</text:p>
                                            </text:list-header>
                                          </text:list>
                                        </text:list-item>
                                      </text:list>
                                    </text:list-item>
                                  </text:list>
                                </text:list-item>
                              </text:list>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宋体" svg:font-family="宋体"/>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auto-update="true" style:class="text" style:default-outline-level="2">
      <style:text-properties style:font-name="Times New Roman" fo:font-size="14pt" fo:font-style="normal" fo:font-weight="bold" style:font-name-asian="Times New Roman" style:font-size-asian="14pt" style:language-asian="zh" style:country-asian="CN"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auto-update="true" style:class="text" style:default-outline-level="3">
      <style:text-properties style:font-name="Times New Roman" fo:font-size="13pt" fo:font-weight="bold" style:font-size-asian="13pt" style:font-weight-asian="bold" style:font-size-complex="13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auto-update="true" style:class="text">
      <style:paragraph-properties fo:background-color="transparent">
        <style:background-image/>
      </style:paragraph-properties>
      <style:text-properties style:font-name="Courier New" fo:font-size="10pt" fo:font-weight="normal" style:font-name-asian="Times New Roman" style:font-size-asian="10pt" style:language-asian="zh" style:country-asian="CN" style:font-weight-asian="normal" style:font-size-complex="10pt" style:font-weight-complex="normal"/>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Main_20_index_20_entry" style:display-name="Main index entry" style:family="text">
      <style:text-properties fo:font-weight="bold" style:font-weight-asian="bold" style:font-weight-complex="bold"/>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2 AIX on JS blade - Howto</dc:title>
    <dc:creator>XiaoPeng Wang</dc:creator>
    <dc:date>2009-10-29T14:43:04.08</dc:date>
    <meta:editing-cycles>202</meta:editing-cycles>
    <meta:editing-duration>PT160H36M47S</meta:editing-duration>
    <meta:document-statistic meta:table-count="0" meta:image-count="0" meta:object-count="0" meta:page-count="13" meta:paragraph-count="337" meta:word-count="3084" meta:character-count="19402"/>
    <meta:user-defined meta:name="Info 1"/>
    <meta:user-defined meta:name="Info 2"/>
    <meta:user-defined meta:name="Info 3"/>
    <meta:user-defined meta:name="Info 4"/>
  </office:meta>
</office:document-meta>
</file>